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07cm" fo:margin-left="0cm" table:align="left"/>
    </style:style>
    <style:style style:name="Tabela1.A" style:family="table-column">
      <style:table-column-properties style:column-width="4.763cm"/>
    </style:style>
    <style:style style:name="Tabela1.B" style:family="table-column">
      <style:table-column-properties style:column-width="2.041cm"/>
    </style:style>
    <style:style style:name="Tabela1.A1" style:family="table-cell">
      <style:table-cell-properties fo:padding="0.097cm" fo:border-left="none" fo:border-right="none" fo:border-top="0.05pt solid #000000" fo:border-bottom="none"/>
    </style:style>
    <style:style style:name="Tabela1.A2" style:family="table-cell">
      <style:table-cell-properties fo:padding="0.097cm" fo:border="none"/>
    </style:style>
    <style:style style:name="Tabela1.A4" style:family="table-cell">
      <style:table-cell-properties fo:padding="0.097cm" fo:border-left="none" fo:border-right="none" fo:border-top="none" fo:border-bottom="0.05pt solid #000000"/>
    </style:style>
    <style:style style:name="Tabela3" style:family="table">
      <style:table-properties style:width="7.692cm" fo:margin-left="1.988cm" table:align="left"/>
    </style:style>
    <style:style style:name="Tabela3.A" style:family="table-column">
      <style:table-column-properties style:column-width="5.897cm"/>
    </style:style>
    <style:style style:name="Tabela3.B" style:family="table-column">
      <style:table-column-properties style:column-width="1.796cm"/>
    </style:style>
    <style:style style:name="Tabela3.A1" style:family="table-cell">
      <style:table-cell-properties fo:padding="0.097cm" fo:border-left="none" fo:border-right="none" fo:border-top="0.05pt solid #000000" fo:border-bottom="none"/>
    </style:style>
    <style:style style:name="Tabela3.A2" style:family="table-cell">
      <style:table-cell-properties fo:padding="0.097cm" fo:border="none"/>
    </style:style>
    <style:style style:name="Tabela3.A19" style:family="table-cell">
      <style:table-cell-properties fo:padding="0.097cm" fo:border-left="none" fo:border-right="none" fo:border-top="none" fo:border-bottom="0.05pt solid #000000"/>
    </style:style>
    <style:style style:name="Tabela2" style:family="table">
      <style:table-properties style:width="17.007cm" fo:margin-left="0cm" table:align="left"/>
    </style:style>
    <style:style style:name="Tabela2.A" style:family="table-column">
      <style:table-column-properties style:column-width="11.698cm"/>
    </style:style>
    <style:style style:name="Tabela2.B" style:family="table-column">
      <style:table-column-properties style:column-width="2.097cm"/>
    </style:style>
    <style:style style:name="Tabela2.C" style:family="table-column">
      <style:table-column-properties style:column-width="1.607cm"/>
    </style:style>
    <style:style style:name="Tabela2.D" style:family="table-column">
      <style:table-column-properties style:column-width="1.605cm"/>
    </style:style>
    <style:style style:name="Tabela2.A1" style:family="table-cell">
      <style:table-cell-properties fo:padding="0.097cm" fo:border-left="none" fo:border-right="none" fo:border-top="0.05pt solid #000000" fo:border-bottom="none"/>
    </style:style>
    <style:style style:name="Tabela2.A2" style:family="table-cell">
      <style:table-cell-properties fo:padding="0.097cm" fo:border-left="none" fo:border-right="none" fo:border-top="none" fo:border-bottom="0.05pt solid #000000"/>
    </style:style>
    <style:style style:name="Tabela2.A3" style:family="table-cell">
      <style:table-cell-properties fo:padding="0.097cm" fo:border="none"/>
    </style:style>
    <style:style style:name="P1" style:family="paragraph" style:parent-style-name="Text_20_body">
      <style:text-properties officeooo:rsid="00108beb" officeooo:paragraph-rsid="001c6ac3"/>
    </style:style>
    <style:style style:name="P2" style:family="paragraph" style:parent-style-name="Standard">
      <style:text-properties fo:language="en" fo:country="US" officeooo:rsid="00440d27" officeooo:paragraph-rsid="00440d27"/>
    </style:style>
    <style:style style:name="P3" style:family="paragraph" style:parent-style-name="Standard">
      <style:text-properties style:font-name="Times New Roman1" fo:language="en" fo:country="US" fo:font-style="normal" officeooo:rsid="002d98ff" officeooo:paragraph-rsid="002d98ff" style:font-style-asian="normal" style:font-style-complex="normal"/>
    </style:style>
    <style:style style:name="P4" style:family="paragraph" style:parent-style-name="Text_20_body">
      <style:text-properties fo:language="en" fo:country="US"/>
    </style:style>
    <style:style style:name="P5" style:family="paragraph" style:parent-style-name="Text_20_body" style:list-style-name="L1">
      <style:text-properties fo:language="en" fo:country="US" officeooo:rsid="00440d27" officeooo:paragraph-rsid="00440d27"/>
    </style:style>
    <style:style style:name="P6" style:family="paragraph" style:parent-style-name="Text_20_body">
      <style:text-properties fo:language="en" fo:country="US" officeooo:rsid="00440d27" officeooo:paragraph-rsid="00440d27"/>
    </style:style>
    <style:style style:name="P7" style:family="paragraph" style:parent-style-name="Text_20_body" style:list-style-name="L1">
      <style:text-properties fo:language="en" fo:country="US" officeooo:paragraph-rsid="00440d27"/>
    </style:style>
    <style:style style:name="P8" style:family="paragraph" style:parent-style-name="Text_20_body">
      <style:text-properties fo:language="en" fo:country="US" officeooo:rsid="000b0dbc" officeooo:paragraph-rsid="000b0dbc"/>
    </style:style>
    <style:style style:name="P9" style:family="paragraph" style:parent-style-name="Text_20_body">
      <style:text-properties fo:language="en" fo:country="US" officeooo:paragraph-rsid="003a476b"/>
    </style:style>
    <style:style style:name="P10" style:family="paragraph" style:parent-style-name="Text_20_body">
      <style:text-properties fo:language="en" fo:country="US" fo:font-style="italic" officeooo:rsid="003b5143" officeooo:paragraph-rsid="003b5143" style:font-style-asian="italic" style:font-style-complex="italic"/>
    </style:style>
    <style:style style:name="P11" style:family="paragraph" style:parent-style-name="Text_20_body">
      <style:text-properties fo:language="en" fo:country="US" fo:font-style="italic" officeooo:rsid="004107d4" officeooo:paragraph-rsid="004107d4" style:font-style-asian="italic" style:font-style-complex="italic"/>
    </style:style>
    <style:style style:name="P12" style:family="paragraph" style:parent-style-name="Text_20_body">
      <style:text-properties fo:language="en" fo:country="US" officeooo:paragraph-rsid="003f1992"/>
    </style:style>
    <style:style style:name="P13" style:family="paragraph" style:parent-style-name="Text_20_body">
      <style:text-properties fo:language="en" fo:country="US" officeooo:paragraph-rsid="003d28a7"/>
    </style:style>
    <style:style style:name="P14" style:family="paragraph" style:parent-style-name="Text_20_body" style:list-style-name="L1">
      <style:text-properties fo:language="en" fo:country="US" officeooo:rsid="00441620" officeooo:paragraph-rsid="00441620"/>
    </style:style>
    <style:style style:name="P15" style:family="paragraph" style:parent-style-name="Text_20_body">
      <style:text-properties fo:language="en" fo:country="US" officeooo:rsid="00441620" officeooo:paragraph-rsid="0047f444"/>
    </style:style>
    <style:style style:name="P16" style:family="paragraph" style:parent-style-name="Text_20_body">
      <style:text-properties fo:language="en" fo:country="US" officeooo:paragraph-rsid="0045f804"/>
    </style:style>
    <style:style style:name="P17" style:family="paragraph" style:parent-style-name="Text_20_body">
      <style:paragraph-properties fo:line-height="150%"/>
      <style:text-properties style:font-name="Times New Roman1" fo:language="en" fo:country="US" fo:font-style="normal" officeooo:rsid="00137ce1" officeooo:paragraph-rsid="003d28a7" style:font-style-asian="normal" style:font-style-complex="normal"/>
    </style:style>
    <style:style style:name="P18" style:family="paragraph" style:parent-style-name="Text_20_body">
      <style:text-properties style:font-name="Times New Roman1" fo:language="en" fo:country="US" fo:font-style="normal" officeooo:rsid="0014f355" officeooo:paragraph-rsid="002867a7" style:font-style-asian="normal" style:font-style-complex="normal"/>
    </style:style>
    <style:style style:name="P19" style:family="paragraph" style:parent-style-name="Text_20_body">
      <style:text-properties style:font-name="Times New Roman1" fo:language="en" fo:country="US" fo:font-style="normal" officeooo:rsid="0014f355" officeooo:paragraph-rsid="00363be7" style:font-style-asian="normal" style:font-style-complex="normal"/>
    </style:style>
    <style:style style:name="P20" style:family="paragraph" style:parent-style-name="Text_20_body">
      <style:text-properties style:font-name="Times New Roman1" fo:language="en" fo:country="US" fo:font-style="normal" officeooo:rsid="002d98ff" officeooo:paragraph-rsid="002d98ff" style:font-style-asian="normal" style:font-style-complex="normal"/>
    </style:style>
    <style:style style:name="P21" style:family="paragraph" style:parent-style-name="Text_20_body">
      <style:paragraph-properties fo:break-before="page"/>
      <style:text-properties style:font-name="Times New Roman1" fo:language="en" fo:country="US" fo:font-style="normal" officeooo:rsid="002d98ff" officeooo:paragraph-rsid="002d98ff" style:font-style-asian="normal" style:font-style-complex="normal"/>
    </style:style>
    <style:style style:name="P22" style:family="paragraph" style:parent-style-name="Text_20_body">
      <style:paragraph-properties fo:break-before="page"/>
      <style:text-properties style:font-name="Times New Roman1" fo:language="en" fo:country="US" fo:font-style="normal" officeooo:rsid="00137ce1" officeooo:paragraph-rsid="00363be7" style:font-style-asian="normal" style:font-style-complex="normal"/>
    </style:style>
    <style:style style:name="P23" style:family="paragraph" style:parent-style-name="Text_20_body">
      <style:paragraph-properties fo:line-height="150%" fo:break-before="page"/>
      <style:text-properties fo:language="en" fo:country="US" officeooo:rsid="00186ad4" officeooo:paragraph-rsid="00186ad4"/>
    </style:style>
    <style:style style:name="P24" style:family="paragraph" style:parent-style-name="Preformatted_20_Text">
      <style:paragraph-properties fo:line-height="150%"/>
      <style:text-properties style:font-name="Times New Roman1" fo:language="en" fo:country="US" fo:font-style="normal" officeooo:rsid="00186ad4" officeooo:paragraph-rsid="00186ad4" style:font-style-asian="normal" style:font-style-complex="normal"/>
    </style:style>
    <style:style style:name="P25" style:family="paragraph" style:parent-style-name="Preformatted_20_Text">
      <style:paragraph-properties fo:line-height="150%"/>
      <style:text-properties style:font-name="Times New Roman1" fo:language="en" fo:country="US" fo:font-style="normal" officeooo:rsid="001ab3b1" officeooo:paragraph-rsid="00186ad4" style:font-style-asian="normal" style:font-style-complex="normal"/>
    </style:style>
    <style:style style:name="P26" style:family="paragraph" style:parent-style-name="Preformatted_20_Text">
      <style:paragraph-properties fo:line-height="150%"/>
      <style:text-properties style:font-name="Times New Roman1" fo:language="en" fo:country="US" fo:font-style="normal" officeooo:rsid="001ab3b1" officeooo:paragraph-rsid="00363be7" style:font-style-asian="normal" style:font-style-complex="normal"/>
    </style:style>
    <style:style style:name="P27" style:family="paragraph" style:parent-style-name="Preformatted_20_Text">
      <style:paragraph-properties fo:line-height="150%"/>
      <style:text-properties style:font-name="Times New Roman1" fo:language="en" fo:country="US" fo:font-style="normal" officeooo:rsid="00360d32" officeooo:paragraph-rsid="00360d32" style:font-style-asian="normal" style:font-style-complex="normal"/>
    </style:style>
    <style:style style:name="P28" style:family="paragraph" style:parent-style-name="Preformatted_20_Text">
      <style:paragraph-properties fo:line-height="150%"/>
      <style:text-properties style:font-name="Times New Roman1" fo:language="en" fo:country="US" fo:font-style="normal" officeooo:rsid="001fbea5" officeooo:paragraph-rsid="001fbea5" style:font-style-asian="normal" style:font-style-complex="normal"/>
    </style:style>
    <style:style style:name="P29" style:family="paragraph" style:parent-style-name="Heading_20_2">
      <style:text-properties style:font-name="Times New Roman1" fo:language="en" fo:country="US" fo:font-style="italic" officeooo:rsid="002ead24" officeooo:paragraph-rsid="002ead24" style:font-style-asian="italic" style:font-style-complex="italic"/>
    </style:style>
    <style:style style:name="P30" style:family="paragraph" style:parent-style-name="Heading_20_2">
      <style:text-properties fo:language="en" fo:country="US"/>
    </style:style>
    <style:style style:name="P31" style:family="paragraph" style:parent-style-name="Heading_20_2">
      <style:text-properties fo:language="en" fo:country="US" officeooo:rsid="00440d27" officeooo:paragraph-rsid="00440d27"/>
    </style:style>
    <style:style style:name="P32" style:family="paragraph" style:parent-style-name="Heading_20_2">
      <style:text-properties fo:language="en" fo:country="US" officeooo:rsid="0045f804" officeooo:paragraph-rsid="0045f804"/>
    </style:style>
    <style:style style:name="P33" style:family="paragraph" style:parent-style-name="Heading_20_2">
      <style:text-properties officeooo:rsid="0047f444" officeooo:paragraph-rsid="0047f444"/>
    </style:style>
    <style:style style:name="P34" style:family="paragraph" style:parent-style-name="Heading_20_2">
      <style:text-properties officeooo:paragraph-rsid="0047f444"/>
    </style:style>
    <style:style style:name="P35" style:family="paragraph" style:parent-style-name="Heading_20_1">
      <style:text-properties fo:language="en" fo:country="US" officeooo:rsid="00440d27" officeooo:paragraph-rsid="00440d27"/>
    </style:style>
    <style:style style:name="P36" style:family="paragraph" style:parent-style-name="Heading_20_1">
      <style:text-properties fo:language="en" fo:country="US" officeooo:paragraph-rsid="004a5c03"/>
    </style:style>
    <style:style style:name="P37" style:family="paragraph" style:parent-style-name="Heading_20_1">
      <style:paragraph-properties fo:break-before="page"/>
      <style:text-properties fo:language="en" fo:country="US"/>
    </style:style>
    <style:style style:name="P38" style:family="paragraph" style:parent-style-name="Table_20_Contents">
      <style:text-properties fo:font-size="10pt" fo:language="en" fo:country="US" officeooo:paragraph-rsid="003d28a7" style:font-size-asian="10pt" style:font-size-complex="10pt"/>
    </style:style>
    <style:style style:name="P39" style:family="paragraph" style:parent-style-name="Table_20_Contents">
      <style:paragraph-properties fo:text-align="center" style:justify-single-word="false"/>
      <style:text-properties fo:font-size="10pt" fo:language="en" fo:country="US" officeooo:rsid="00148860" officeooo:paragraph-rsid="003d28a7" style:font-size-asian="10pt" style:font-size-complex="10pt"/>
    </style:style>
    <style:style style:name="P40" style:family="paragraph" style:parent-style-name="Table_20_Contents">
      <style:paragraph-properties fo:text-align="center" style:justify-single-word="false"/>
      <style:text-properties fo:font-size="10pt" fo:language="en" fo:country="US" officeooo:rsid="00148860" officeooo:paragraph-rsid="002d98ff" style:font-size-asian="10pt" style:font-size-complex="10pt"/>
    </style:style>
    <style:style style:name="P41" style:family="paragraph" style:parent-style-name="Table_20_Contents">
      <style:text-properties fo:font-size="10pt" fo:language="en" fo:country="US" officeooo:rsid="00148860" officeooo:paragraph-rsid="003d28a7" style:font-size-asian="10pt" style:font-size-complex="10pt"/>
    </style:style>
    <style:style style:name="P42" style:family="paragraph" style:parent-style-name="Table_20_Contents">
      <style:text-properties fo:font-size="10pt" fo:language="en" fo:country="US" officeooo:rsid="00148860" officeooo:paragraph-rsid="002d98ff" style:font-size-asian="10pt" style:font-size-complex="10pt"/>
    </style:style>
    <style:style style:name="P43" style:family="paragraph" style:parent-style-name="Table_20_Contents">
      <style:paragraph-properties fo:text-align="center" style:justify-single-word="false"/>
      <style:text-properties fo:font-size="10pt" fo:language="en" fo:country="US" officeooo:rsid="00369a17" officeooo:paragraph-rsid="003d28a7" style:font-size-asian="10pt" style:font-size-complex="10pt"/>
    </style:style>
    <style:style style:name="P44" style:family="paragraph" style:parent-style-name="Table_20_Contents">
      <style:paragraph-properties fo:text-align="center" style:justify-single-word="false"/>
      <style:text-properties fo:font-size="10pt" fo:language="en" fo:country="US" officeooo:rsid="0014f355" officeooo:paragraph-rsid="003d28a7" style:font-size-asian="10pt" style:font-size-complex="10pt"/>
    </style:style>
    <style:style style:name="P45" style:family="paragraph" style:parent-style-name="Table_20_Contents">
      <style:paragraph-properties fo:text-align="center" style:justify-single-word="false"/>
      <style:text-properties fo:font-size="10pt" fo:language="en" fo:country="US" officeooo:paragraph-rsid="003d28a7" style:font-size-asian="10pt" style:font-size-complex="10pt"/>
    </style:style>
    <style:style style:name="P46" style:family="paragraph" style:parent-style-name="Table_20_Contents">
      <style:text-properties fo:font-size="10pt" fo:language="en" fo:country="US" officeooo:rsid="002d98ff" officeooo:paragraph-rsid="002d98ff" style:font-size-asian="10pt" style:font-size-complex="10pt"/>
    </style:style>
    <style:style style:name="P47" style:family="paragraph" style:parent-style-name="Table_20_Contents">
      <style:paragraph-properties fo:text-align="center" style:justify-single-word="false"/>
      <style:text-properties fo:font-size="10pt" fo:language="en" fo:country="US" officeooo:rsid="002d98ff" officeooo:paragraph-rsid="002d98ff" style:font-size-asian="10pt" style:font-size-complex="10pt"/>
    </style:style>
    <style:style style:name="P48" style:family="paragraph" style:parent-style-name="Table_20_Contents">
      <style:text-properties fo:font-size="10pt" fo:language="en" fo:country="US" officeooo:rsid="002c795e" officeooo:paragraph-rsid="002d98ff" style:font-size-asian="10pt" style:font-size-complex="10pt"/>
    </style:style>
    <style:style style:name="P49" style:family="paragraph" style:parent-style-name="Table_20_Contents">
      <style:paragraph-properties fo:text-align="center" style:justify-single-word="false"/>
      <style:text-properties fo:font-size="10pt" fo:language="en" fo:country="US" officeooo:rsid="002c795e" officeooo:paragraph-rsid="002d98ff" style:font-size-asian="10pt" style:font-size-complex="10pt"/>
    </style:style>
    <style:style style:name="P50" style:family="paragraph" style:parent-style-name="Table_20_Contents">
      <style:text-properties fo:font-size="10pt" fo:language="en" fo:country="US" officeooo:rsid="0045f804" officeooo:paragraph-rsid="0045f804" style:font-size-asian="10pt" style:font-size-complex="10pt"/>
    </style:style>
    <style:style style:name="P51" style:family="paragraph" style:parent-style-name="Table_20_Contents">
      <style:paragraph-properties fo:line-height="150%"/>
      <style:text-properties fo:font-size="10pt" fo:language="en" fo:country="US" officeooo:rsid="00186ad4" officeooo:paragraph-rsid="00186ad4" style:font-name-asian="DejaVu Sans Mono" style:font-size-asian="10pt" style:font-name-complex="Lohit Hindi2" style:font-size-complex="10pt"/>
    </style:style>
    <style:style style:name="P52" style:family="paragraph" style:parent-style-name="Table_20_Contents">
      <style:paragraph-properties fo:line-height="150%" fo:text-align="start" style:justify-single-word="false"/>
      <style:text-properties fo:font-size="10pt" fo:language="en" fo:country="US" officeooo:rsid="00186ad4" officeooo:paragraph-rsid="00186ad4" style:font-name-asian="DejaVu Sans Mono" style:font-size-asian="10pt" style:font-name-complex="Lohit Hindi2" style:font-size-complex="10pt"/>
    </style:style>
    <style:style style:name="P53" style:family="paragraph" style:parent-style-name="Table_20_Contents">
      <style:paragraph-properties fo:line-height="150%"/>
      <style:text-properties fo:font-size="10pt" fo:language="en" fo:country="US" officeooo:rsid="00186ad4" officeooo:paragraph-rsid="00190b6b" style:font-name-asian="DejaVu Sans Mono" style:font-size-asian="10pt" style:font-name-complex="Lohit Hindi2" style:font-size-complex="10pt"/>
    </style:style>
    <style:style style:name="P54" style:family="paragraph" style:parent-style-name="Table_20_Contents">
      <style:paragraph-properties fo:line-height="150%" fo:text-align="center" style:justify-single-word="false"/>
      <style:text-properties fo:font-size="10pt" fo:language="en" fo:country="US" officeooo:rsid="001c1bcf" officeooo:paragraph-rsid="001c1bcf" style:font-name-asian="DejaVu Sans Mono" style:font-size-asian="10pt" style:font-name-complex="Lohit Hindi2" style:font-size-complex="10pt"/>
    </style:style>
    <style:style style:name="P55" style:family="paragraph" style:parent-style-name="Table_20_Contents">
      <style:paragraph-properties fo:line-height="150%" fo:text-align="center" style:justify-single-word="false"/>
      <style:text-properties fo:font-size="10pt" fo:language="en" fo:country="US" officeooo:rsid="00336bf2" officeooo:paragraph-rsid="00336bf2" style:font-name-asian="DejaVu Sans Mono" style:font-size-asian="10pt" style:font-name-complex="Lohit Hindi2" style:font-size-complex="10pt"/>
    </style:style>
    <style:style style:name="P56" style:family="paragraph" style:parent-style-name="Table_20_Contents">
      <style:paragraph-properties fo:line-height="150%"/>
      <style:text-properties fo:font-size="10pt" fo:language="en" fo:country="US" officeooo:rsid="00336bf2" officeooo:paragraph-rsid="00336bf2" style:font-name-asian="DejaVu Sans Mono" style:font-size-asian="10pt" style:font-name-complex="Lohit Hindi2" style:font-size-complex="10pt"/>
    </style:style>
    <style:style style:name="P57" style:family="paragraph" style:parent-style-name="Table_20_Contents">
      <style:paragraph-properties fo:line-height="150%" fo:text-align="center" style:justify-single-word="false"/>
      <style:text-properties fo:font-size="10pt" fo:language="en" fo:country="US" officeooo:rsid="001c6ac3" officeooo:paragraph-rsid="001c6ac3" style:font-name-asian="DejaVu Sans Mono" style:font-size-asian="10pt" style:font-name-complex="Lohit Hindi2" style:font-size-complex="10pt"/>
    </style:style>
    <style:style style:name="P58" style:family="paragraph" style:parent-style-name="Table_20_Contents">
      <style:paragraph-properties fo:line-height="150%" fo:text-align="center" style:justify-single-word="false"/>
      <style:text-properties fo:font-size="10pt" fo:language="en" fo:country="US" officeooo:rsid="001c6ac3" officeooo:paragraph-rsid="001c1bcf" style:font-name-asian="DejaVu Sans Mono" style:font-size-asian="10pt" style:font-name-complex="Lohit Hindi2" style:font-size-complex="10pt"/>
    </style:style>
    <style:style style:name="P59"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2" style:font-size-complex="10pt" style:font-weight-complex="normal"/>
    </style:style>
    <style:style style:name="P60"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2" style:font-size-complex="10pt" style:font-weight-complex="normal"/>
    </style:style>
    <style:style style:name="P61" style:family="paragraph" style:parent-style-name="Table_20_Contents">
      <style:paragraph-properties fo:line-height="150%" fo:text-align="center" style:justify-single-word="false"/>
      <style:text-properties fo:font-size="10pt" fo:language="en" fo:country="US" fo:font-weight="normal" officeooo:rsid="00186ad4" officeooo:paragraph-rsid="00186ad4" style:font-name-asian="DejaVu Sans Mono" style:font-size-asian="10pt" style:font-weight-asian="normal" style:font-name-complex="Lohit Hindi2" style:font-size-complex="10pt" style:font-weight-complex="normal"/>
    </style:style>
    <style:style style:name="P62" style:family="paragraph" style:parent-style-name="Table_20_Contents">
      <style:paragraph-properties fo:line-height="150%" fo:text-align="center" style:justify-single-word="false"/>
      <style:text-properties fo:font-size="10pt" fo:language="en" fo:country="US" fo:font-weight="normal" style:font-name-asian="DejaVu Sans Mono" style:font-size-asian="10pt" style:font-weight-asian="normal" style:font-name-complex="Lohit Hindi2" style:font-size-complex="10pt" style:font-weight-complex="normal"/>
    </style:style>
    <style:style style:name="T1" style:family="text">
      <style:text-properties officeooo:rsid="00082494"/>
    </style:style>
    <style:style style:name="T2" style:family="text">
      <style:text-properties style:font-name="Times New Roman2" officeooo:rsid="00091dea"/>
    </style:style>
    <style:style style:name="T3" style:family="text">
      <style:text-properties style:font-name="Times New Roman2" fo:font-style="normal" officeooo:rsid="003d9170" style:font-style-asian="normal" style:font-style-complex="normal"/>
    </style:style>
    <style:style style:name="T4" style:family="text">
      <style:text-properties style:font-name="Times New Roman" officeooo:rsid="0009b215"/>
    </style:style>
    <style:style style:name="T5" style:family="text">
      <style:text-properties style:font-name="Times New Roman" officeooo:rsid="0045f804"/>
    </style:style>
    <style:style style:name="T6" style:family="text">
      <style:text-properties fo:font-style="italic" style:font-style-asian="italic"/>
    </style:style>
    <style:style style:name="T7" style:family="text">
      <style:text-properties fo:font-style="italic" officeooo:rsid="002867a7" style:font-style-asian="italic" style:font-style-complex="italic"/>
    </style:style>
    <style:style style:name="T8" style:family="text">
      <style:text-properties officeooo:rsid="000be36c"/>
    </style:style>
    <style:style style:name="T9" style:family="text">
      <style:text-properties fo:font-style="normal" style:font-style-asian="normal"/>
    </style:style>
    <style:style style:name="T10" style:family="text">
      <style:text-properties fo:font-style="normal" officeooo:rsid="000be36c" style:font-style-asian="normal" style:font-style-complex="normal"/>
    </style:style>
    <style:style style:name="T11" style:family="text">
      <style:text-properties fo:font-style="normal" officeooo:rsid="000eb6a6" style:font-style-asian="normal" style:font-style-complex="normal"/>
    </style:style>
    <style:style style:name="T12" style:family="text">
      <style:text-properties fo:font-style="normal" officeooo:rsid="00108beb" style:font-style-asian="normal" style:font-style-complex="normal"/>
    </style:style>
    <style:style style:name="T13" style:family="text">
      <style:text-properties fo:font-style="normal" officeooo:rsid="001219b9" style:font-style-asian="normal" style:font-style-complex="normal"/>
    </style:style>
    <style:style style:name="T14" style:family="text">
      <style:text-properties fo:font-style="normal" officeooo:rsid="00137ce1" style:font-style-asian="normal" style:font-style-complex="normal"/>
    </style:style>
    <style:style style:name="T15" style:family="text">
      <style:text-properties fo:font-style="normal" officeooo:rsid="0014f355" style:font-style-asian="normal" style:font-style-complex="normal"/>
    </style:style>
    <style:style style:name="T16" style:family="text">
      <style:text-properties fo:font-style="normal" officeooo:rsid="001c1bcf" style:font-style-asian="normal" style:font-style-complex="normal"/>
    </style:style>
    <style:style style:name="T17" style:family="text">
      <style:text-properties fo:font-style="normal" officeooo:rsid="0026abc1" style:font-style-asian="normal" style:font-style-complex="normal"/>
    </style:style>
    <style:style style:name="T18" style:family="text">
      <style:text-properties fo:font-style="normal" officeooo:rsid="002ead24" style:font-style-asian="normal" style:font-style-complex="normal"/>
    </style:style>
    <style:style style:name="T19" style:family="text">
      <style:text-properties fo:font-style="normal" officeooo:rsid="0031f72a" style:font-style-asian="normal" style:font-style-complex="normal"/>
    </style:style>
    <style:style style:name="T20" style:family="text">
      <style:text-properties fo:font-style="normal" officeooo:rsid="003a476b" style:font-style-asian="normal" style:font-style-complex="normal"/>
    </style:style>
    <style:style style:name="T21" style:family="text">
      <style:text-properties fo:font-style="normal" officeooo:rsid="0045f804" style:font-style-asian="normal" style:font-style-complex="normal"/>
    </style:style>
    <style:style style:name="T22" style:family="text">
      <style:text-properties officeooo:rsid="00108beb"/>
    </style:style>
    <style:style style:name="T23" style:family="text">
      <style:text-properties style:font-name="Times New Roman3" fo:font-style="normal" officeooo:rsid="00137ce1" style:font-style-asian="normal" style:font-style-complex="normal"/>
    </style:style>
    <style:style style:name="T24" style:family="text">
      <style:text-properties style:font-name="Times New Roman1" fo:font-style="normal" style:font-style-asian="normal" style:font-style-complex="normal"/>
    </style:style>
    <style:style style:name="T25" style:family="text">
      <style:text-properties style:font-name="Times New Roman1" fo:font-style="normal" officeooo:rsid="00148860" style:font-style-asian="normal" style:font-style-complex="normal"/>
    </style:style>
    <style:style style:name="T26" style:family="text">
      <style:text-properties style:font-name="Times New Roman1" fo:font-style="normal" officeooo:rsid="0014f355" style:font-style-asian="normal" style:font-style-complex="normal"/>
    </style:style>
    <style:style style:name="T27" style:family="text">
      <style:text-properties style:font-name="Times New Roman1" fo:font-style="normal" officeooo:rsid="00190b6b" style:font-style-asian="normal" style:font-style-complex="normal"/>
    </style:style>
    <style:style style:name="T28" style:family="text">
      <style:text-properties style:font-name="Times New Roman1" fo:font-style="normal" officeooo:rsid="001c6ac3" style:font-style-asian="normal" style:font-style-complex="normal"/>
    </style:style>
    <style:style style:name="T29" style:family="text">
      <style:text-properties style:font-name="Times New Roman1" fo:font-style="normal" officeooo:rsid="002867a7" style:font-style-asian="normal" style:font-style-complex="normal"/>
    </style:style>
    <style:style style:name="T30" style:family="text">
      <style:text-properties style:font-name="Times New Roman1" fo:font-style="normal" officeooo:rsid="00137ce1" style:font-style-asian="normal" style:font-style-complex="normal"/>
    </style:style>
    <style:style style:name="T31" style:family="text">
      <style:text-properties style:font-name="Times New Roman1" fo:font-style="normal" officeooo:rsid="00307c19" style:font-style-asian="normal" style:font-style-complex="normal"/>
    </style:style>
    <style:style style:name="T32" style:family="text">
      <style:text-properties style:font-name="Times New Roman1" fo:font-style="normal" officeooo:rsid="00335d21" style:font-style-asian="normal" style:font-style-complex="normal"/>
    </style:style>
    <style:style style:name="T33" style:family="text">
      <style:text-properties style:font-name="Times New Roman1" fo:font-style="normal" officeooo:rsid="0034ef3d" style:font-style-asian="normal" style:font-style-complex="normal"/>
    </style:style>
    <style:style style:name="T34" style:family="text">
      <style:text-properties style:font-name="Times New Roman1" fo:font-style="normal" officeooo:rsid="00360d32" style:font-style-asian="normal" style:font-style-complex="normal"/>
    </style:style>
    <style:style style:name="T35" style:family="text">
      <style:text-properties style:font-name="Times New Roman1" fo:font-style="normal" officeooo:rsid="00363be7" style:font-style-asian="normal" style:font-style-complex="normal"/>
    </style:style>
    <style:style style:name="T36" style:family="text">
      <style:text-properties style:font-name="Times New Roman1" fo:font-style="normal" officeooo:rsid="00369a17" style:font-style-asian="normal" style:font-style-complex="normal"/>
    </style:style>
    <style:style style:name="T37" style:family="text">
      <style:text-properties style:font-name="Times New Roman1" fo:font-style="normal" officeooo:rsid="003a476b" style:font-style-asian="normal" style:font-style-complex="normal"/>
    </style:style>
    <style:style style:name="T38" style:family="text">
      <style:text-properties style:font-name="Times New Roman1" fo:font-style="normal" officeooo:rsid="002d98ff" style:font-style-asian="normal" style:font-style-complex="normal"/>
    </style:style>
    <style:style style:name="T39" style:family="text">
      <style:text-properties style:font-name="Times New Roman1" fo:font-style="normal" officeooo:rsid="003d9170" style:font-style-asian="normal" style:font-style-complex="normal"/>
    </style:style>
    <style:style style:name="T40" style:family="text">
      <style:text-properties style:font-name="Times New Roman1" fo:font-style="normal" officeooo:rsid="003f1992" style:font-style-asian="normal" style:font-style-complex="normal"/>
    </style:style>
    <style:style style:name="T41" style:family="text">
      <style:text-properties style:font-name="Times New Roman1" fo:font-style="italic" officeooo:rsid="00335d21" style:font-style-asian="italic" style:font-style-complex="italic"/>
    </style:style>
    <style:style style:name="T42" style:family="text">
      <style:text-properties style:text-position="super 58%" style:font-name="Times New Roman1" fo:font-style="normal" officeooo:rsid="00137ce1" style:font-style-asian="normal" style:font-style-complex="normal"/>
    </style:style>
    <style:style style:name="T43" style:family="text">
      <style:text-properties officeooo:rsid="001c6ac3"/>
    </style:style>
    <style:style style:name="T44" style:family="text">
      <style:text-properties officeooo:rsid="00210c8a"/>
    </style:style>
    <style:style style:name="T45" style:family="text">
      <style:text-properties officeooo:rsid="00233b36"/>
    </style:style>
    <style:style style:name="T46" style:family="text">
      <style:text-properties officeooo:rsid="002ead24"/>
    </style:style>
    <style:style style:name="T47" style:family="text">
      <style:text-properties officeooo:rsid="00336bf2"/>
    </style:style>
    <style:style style:name="T48" style:family="text">
      <style:text-properties officeooo:rsid="00363be7"/>
    </style:style>
    <style:style style:name="T49" style:family="text">
      <style:text-properties officeooo:rsid="00148860"/>
    </style:style>
    <style:style style:name="T50" style:family="text">
      <style:text-properties officeooo:rsid="00369a17"/>
    </style:style>
    <style:style style:name="T51" style:family="text">
      <style:text-properties officeooo:rsid="003a476b"/>
    </style:style>
    <style:style style:name="T52" style:family="text">
      <style:text-properties fo:font-variant="normal" fo:text-transform="none" style:text-position="0% 100%" fo:font-style="normal" style:text-underline-style="none" fo:font-weight="normal"/>
    </style:style>
    <style:style style:name="T53" style:family="text">
      <style:text-properties fo:font-variant="normal" fo:text-transform="none" style:text-position="0% 100%" fo:language="en" fo:country="US" fo:font-style="normal" style:text-underline-style="none" fo:font-weight="normal" officeooo:rsid="0048f9d1" style:font-style-asian="normal" style:font-style-complex="normal"/>
    </style:style>
    <style:style style:name="T54" style:family="text">
      <style:text-properties style:text-position="sub 58%" style:font-name="Times New Roman1" fo:font-style="normal" officeooo:rsid="003d9170" style:font-style-asian="normal" style:font-style-complex="normal"/>
    </style:style>
    <style:style style:name="T55" style:family="text">
      <style:text-properties style:text-position="sub 58%" style:font-name="Times New Roman1" fo:font-style="normal" officeooo:rsid="003f1992" style:font-style-asian="normal" style:font-style-complex="normal"/>
    </style:style>
    <style:style style:name="T56" style:family="text">
      <style:text-properties officeooo:rsid="00440d27"/>
    </style:style>
    <style:style style:name="T57" style:family="text">
      <style:text-properties fo:language="en" fo:country="US"/>
    </style:style>
    <style:style style:name="T58" style:family="text">
      <style:text-properties fo:language="en" fo:country="US" fo:font-style="italic" officeooo:rsid="00082494" style:font-style-asian="italic" style:font-style-complex="italic"/>
    </style:style>
    <style:style style:name="T59" style:family="text">
      <style:text-properties fo:language="en" fo:country="US" fo:font-style="italic" officeooo:rsid="0047f444" style:font-style-asian="italic" style:font-style-complex="italic"/>
    </style:style>
    <style:style style:name="T60" style:family="text">
      <style:text-properties fo:language="en" fo:country="US" officeooo:rsid="00082494"/>
    </style:style>
    <style:style style:name="T61" style:family="text">
      <style:text-properties fo:language="en" fo:country="US" fo:font-style="normal" officeooo:rsid="001219b9" style:font-style-asian="normal" style:font-style-complex="normal"/>
    </style:style>
    <style:style style:name="T62" style:family="text">
      <style:text-properties fo:language="en" fo:country="US" fo:font-style="normal" officeooo:rsid="00307c19" style:font-style-asian="normal" style:font-style-complex="normal"/>
    </style:style>
    <style:style style:name="T63" style:family="text">
      <style:text-properties fo:language="en" fo:country="US" fo:font-style="normal" officeooo:rsid="0047f444" style:font-style-asian="normal" style:font-style-complex="normal"/>
    </style:style>
    <style:style style:name="T64" style:family="text">
      <style:text-properties fo:language="en" fo:country="US" fo:font-style="normal" officeooo:rsid="00137ce1" style:font-style-asian="normal" style:font-style-complex="normal"/>
    </style:style>
    <style:style style:name="T65" style:family="text">
      <style:text-properties fo:language="en" fo:country="US" fo:font-style="normal" officeooo:rsid="0048f9d1" style:font-style-asian="normal" style:font-style-complex="normal"/>
    </style:style>
    <style:style style:name="T66" style:family="text">
      <style:text-properties fo:language="en" fo:country="US" officeooo:rsid="0047f444"/>
    </style:style>
    <style:style style:name="T67" style:family="text">
      <style:text-properties fo:language="en" fo:country="US" officeooo:rsid="0048f9d1" style:font-style-asian="normal" style:font-style-complex="normal"/>
    </style:style>
    <style:style style:name="T68" style:family="text">
      <style:text-properties fo:language="en" fo:country="US" officeooo:rsid="0011edea"/>
    </style:style>
    <style:style style:name="T69" style:family="text">
      <style:text-properties fo:language="en" fo:country="US" officeooo:rsid="0048f9d1"/>
    </style:style>
    <style:style style:name="T70" style:family="text">
      <style:text-properties officeooo:rsid="00441620"/>
    </style:style>
    <style:style style:name="T71" style:family="text">
      <style:text-properties officeooo:rsid="0045f804"/>
    </style:style>
    <style:style style:name="T72" style:family="text">
      <style:text-properties style:font-style-asian="italic"/>
    </style:style>
    <style:style style:name="T73" style:family="text">
      <style:text-properties style:font-style-asian="normal"/>
    </style:style>
    <style:style style:name="T74" style:family="text">
      <style:text-properties officeooo:rsid="0047f444"/>
    </style:style>
    <style:style style:name="T75" style:family="text">
      <style:text-properties officeooo:rsid="0048f9d1"/>
    </style:style>
    <style:style style:name="T76" style:family="text">
      <style:text-properties officeooo:rsid="004a5c03"/>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itle</text:h>
      <text:p text:style-name="P2">Validity and reliability of the Brazilian Portuguese version of the Readiness to Change Questionnaire – RCQ-<text:span text:style-name="T75">BR</text:span>.</text:p>
      <text:h text:style-name="P35" text:outline-level="1">Introduction</text:h>
      <text:list xml:id="list5931393424272742656" text:style-name="L1">
        <text:list-item>
          <text:p text:style-name="P5">Describe the stages of changes model of Prochaska e DiClemente and its importance to clinical referral. </text:p>
        </text:list-item>
        <text:list-item>
          <text:p text:style-name="P7"><text:span text:style-name="T56">Cite validated scales to measure readiness and the length limitation – SOCRATES and URICA. </text:span></text:p>
        </text:list-item>
        <text:list-item>
          <text:p text:style-name="P5">Explore studies of validation RCQ – English, Dutch and Spanish.</text:p>
        </text:list-item>
        <text:list-item>
          <text:p text:style-name="P14">Use of stages to intervention tailoring.</text:p>
        </text:list-item>
      </text:list>
      <text:h text:style-name="P35" text:outline-level="1">Objectives</text:h>
      <text:p text:style-name="P6">To evaluate the psychometric properties of the Brazilian Portuguese version of <text:s/><text:span text:style-name="T1">“Readiness to change questionnaire” (RCQ). </text:span>To provide a good measure to classify drinkers into stages of change and provide personalized support. </text:p>
      <text:h text:style-name="P35" text:outline-level="1">Methods</text:h>
      <text:h text:style-name="P31" text:outline-level="2">Sample characteristics</text:h>
      <text:p text:style-name="P16"><text:span text:style-name="T70">We invited to enroll in the study users from the web-based intervention “Beber Menos” (Drink less) from 10/21/2013 to 03/11/2014. The participants (n = 713) who filled up all the RCQ items and consented participation were included. From the 713 included, 51.6% were males and 48.5 females. The age ranged from 19 to 73 years (M = 39.5, SD <text:s/></text:span><text:span text:style-name="T2">±</text:span><text:span text:style-name="T4"> 10.</text:span><text:span text:style-name="T5">3</text:span><text:span text:style-name="T4">). </text:span><text:span text:style-name="T5">The sample characteristics are described in table 1.</text:span></text:p>
      <text:h text:style-name="P32" text:outline-level="2">Instruments</text:h>
      <text:p text:style-name="P8"><text:span text:style-name="T71">Demographic Questionnaire</text:span> – <text:span text:style-name="T71">with questions about sex, age, employment status, education, region of Brazil.</text:span></text:p>
      <text:p text:style-name="P16"><text:span text:style-name="T21">The Alcohol Use Disorders Identification Test </text:span><text:span text:style-name="T10">(AUDIT) </text:span><text:span text:style-name="T8">– 10-item questionnaire used to identify and classify users in different alcohol consumption zones such as no risk, low risk, high risk, and depedence. Developed by World Health Organization, AUDIT is used as a screening tool in many countries, including Brazil </text:span><text:reference-mark-start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331,&quot;uris&quot;:[&quot;http://zotero.org/users/615579/items/ESQDJXE8&quot;],&quot;uri&quot;:[&quot;http://zotero.org/users/615579/items/ESQDJXE8&quot;],&quot;itemData&quot;:{&quot;id&quot;:331,&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295,&quot;uris&quot;:[&quot;http://zotero.org/users/615579/items/59NJQGEU&quot;],&quot;uri&quot;:[&quot;http://zotero.org/users/615579/items/59NJQGEU&quot;],&quot;itemData&quot;:{&quot;id&quot;:295,&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1901,&quot;uris&quot;:[&quot;http://zotero.org/users/615579/items/JXU9IXZA&quot;],&quot;uri&quot;:[&quot;http://zotero.org/users/615579/items/JXU9IXZA&quot;],&quot;itemData&quot;:{&quot;id&quot;:1901,&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V9NtMjowyY"/><text:span text:style-name="T8">(Lima et al., 2005; Meneses-Gaya, Zuardi, Loureiro, &amp; Crippa, 2009; Santos, Gouveia, Fernandes, Souza, &amp; Grangeiro, 2012)</text:span><text:reference-mark-end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331,&quot;uris&quot;:[&quot;http://zotero.org/users/615579/items/ESQDJXE8&quot;],&quot;uri&quot;:[&quot;http://zotero.org/users/615579/items/ESQDJXE8&quot;],&quot;itemData&quot;:{&quot;id&quot;:331,&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295,&quot;uris&quot;:[&quot;http://zotero.org/users/615579/items/59NJQGEU&quot;],&quot;uri&quot;:[&quot;http://zotero.org/users/615579/items/59NJQGEU&quot;],&quot;itemData&quot;:{&quot;id&quot;:295,&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1901,&quot;uris&quot;:[&quot;http://zotero.org/users/615579/items/JXU9IXZA&quot;],&quot;uri&quot;:[&quot;http://zotero.org/users/615579/items/JXU9IXZA&quot;],&quot;itemData&quot;:{&quot;id&quot;:1901,&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V9NtMjowyY"/><text:span text:style-name="T8"> . </text:span></text:p>
      <text:p text:style-name="Standard"><text:soft-page-break/><text:span text:style-name="T59">Readiness</text:span><text:span text:style-name="T58"> to change questionnaire</text:span><text:span text:style-name="T60"> (RCQ-12) – used to classify alcohol users in three stages of changes: pre-contemplation, contemplation and action. It was first proposed by Prochaska &amp; DiClemente </text:span><text:reference-mark-start text:name="ZOTERO_ITEM CSL_CITATION {&quot;citationID&quot;:&quot;1fmjck0gvi&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AGybUQpS8W"/><text:span text:style-name="T60">(1982)</text:span><text:reference-mark-end text:name="ZOTERO_ITEM CSL_CITATION {&quot;citationID&quot;:&quot;1fmjck0gvi&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AGybUQpS8W"/><text:span text:style-name="T60">. The RCQ-12 was created by Rollnick, Heather, Gold &amp; Hall </text:span><text:reference-mark-start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60">(Rollnick, Heather, Gold, &amp; Hall, 1992)</text:span><text:reference-mark-end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60">, and has 12 items ansewered in a 5-point Likert scale which ranges from “Strongly disagree” (-2) to “Strongly agree” (+2). </text:span><text:span text:style-name="T66">The s</text:span><text:span text:style-name="T60">cores are obtained using a simple sum of the items. As </text:span><text:span text:style-name="T62">Defuentes-Merillas et al. </text:span><text:reference-mark-start text:name="ZOTERO_ITEM CSL_CITATION {&quot;citationID&quot;:&quot;se76m2ius&quot;,&quot;properties&quot;:{&quot;formattedCitation&quot;:&quot;(2002)&quot;,&quot;plainCitation&quot;:&quot;(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O7OlZihGd0"/><text:span text:style-name="T62">(2002)</text:span><text:reference-mark-end text:name="ZOTERO_ITEM CSL_CITATION {&quot;citationID&quot;:&quot;se76m2ius&quot;,&quot;properties&quot;:{&quot;formattedCitation&quot;:&quot;(2002)&quot;,&quot;plainCitation&quot;:&quot;(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O7OlZihGd0"/><text:span text:style-name="T62"> </text:span><text:span text:style-name="T63">proposed in the Dutch version</text:span><text:span text:style-name="T62">, </text:span><text:span text:style-name="T63">n</text:span><text:span text:style-name="T60">egative items were written in a positive format to improve compreension </text:span><text:span text:style-name="T66">by respondents.</text:span><text:span text:style-name="T60"> </text:span></text:p>
      <text:h text:style-name="P33" text:outline-level="2"><text:span text:style-name="T68">P</text:span><text:span text:style-name="T57">rocedures</text:span></text:h>
      <text:p text:style-name="P15">“Beber Menos” is the Brazilian version of the World Health Organization web intervention “Drinkless”. The intervention is also available in English, Belarusian, Spanish and Hindi. <text:span text:style-name="T74">The RCQ-12 was included as part of the program. The RCQ-12 was translated to Portuguese by two of the authors (Insert initials). After enrolment, users were invited to participate in the research. After reading and giving consent, participants filled up the questionnaires. After that, We extracted data then analysed. All procedures were approved by Institutional Review Board from Universidade Federal de São Paulo.</text:span></text:p>
      <text:h text:style-name="P34" text:outline-level="2"><text:span text:style-name="T59">Data analysis</text:span></text:h>
      <text:p text:style-name="Text_20_body"><text:span text:style-name="T69">We extract data using a R script. After extraction, we combined the tables with data collected separately using a primary identifier. Later on, we conducted descritive analysis on demographic variables and items of RCQ-12. Before perform principal components analysis (PCA), we checked sampling adequacy using </text:span><text:span text:style-name="T61">Kaiser-Meyer-Olkin </text:span><text:span text:style-name="T64">(KMO) </text:span><text:span text:style-name="T65">and Bartlett test. To identify the number of components, we used the parallel analysis</text:span><text:reference-mark-start text:name="ZOTERO_ITEM CSL_CITATION {&quot;citationID&quot;:&quot;j5fkum8ll&quot;,&quot;properties&quot;:{&quot;formattedCitation&quot;:&quot;(Horn, 1965)&quot;,&quot;plainCitation&quot;:&quot;(Horn, 1965)&quot;},&quot;citationItems&quot;:[{&quot;id&quot;:552,&quot;uris&quot;:[&quot;http://zotero.org/users/615579/items/NHQDSR62&quot;],&quot;uri&quot;:[&quot;http://zotero.org/users/615579/items/NHQDSR62&quot;],&quot;itemData&quot;:{&quot;id&quot;:55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nyUU0zn1tZ"/><text:span text:style-name="T65">(Horn, 1965)</text:span><text:reference-mark-end text:name="ZOTERO_ITEM CSL_CITATION {&quot;citationID&quot;:&quot;j5fkum8ll&quot;,&quot;properties&quot;:{&quot;formattedCitation&quot;:&quot;(Horn, 1965)&quot;,&quot;plainCitation&quot;:&quot;(Horn, 1965)&quot;},&quot;citationItems&quot;:[{&quot;id&quot;:552,&quot;uris&quot;:[&quot;http://zotero.org/users/615579/items/NHQDSR62&quot;],&quot;uri&quot;:[&quot;http://zotero.org/users/615579/items/NHQDSR62&quot;],&quot;itemData&quot;:{&quot;id&quot;:55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nyUU0zn1tZ"/><text:span text:style-name="T65"> and the method of Very Simple Structured (VSS)</text:span><text:reference-mark-start text:name="ZOTERO_ITEM CSL_CITATION {&quot;citationID&quot;:&quot;minfe3nru&quot;,&quot;properties&quot;:{&quot;formattedCitation&quot;:&quot;(Revelle &amp; Rocklin, 1979)&quot;,&quot;plainCitation&quot;:&quot;(Revelle &amp; Rocklin, 1979)&quot;},&quot;citationItems&quot;:[{&quot;id&quot;:555,&quot;uris&quot;:[&quot;http://zotero.org/users/615579/items/KHWBHQTF&quot;],&quot;uri&quot;:[&quot;http://zotero.org/users/615579/items/KHWBHQTF&quot;],&quot;itemData&quot;:{&quot;id&quot;:555,&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EdEyskIjsg"/><text:span text:style-name="T65">(Revelle &amp; Rocklin, 1979)</text:span><text:reference-mark-end text:name="ZOTERO_ITEM CSL_CITATION {&quot;citationID&quot;:&quot;minfe3nru&quot;,&quot;properties&quot;:{&quot;formattedCitation&quot;:&quot;(Revelle &amp; Rocklin, 1979)&quot;,&quot;plainCitation&quot;:&quot;(Revelle &amp; Rocklin, 1979)&quot;},&quot;citationItems&quot;:[{&quot;id&quot;:555,&quot;uris&quot;:[&quot;http://zotero.org/users/615579/items/KHWBHQTF&quot;],&quot;uri&quot;:[&quot;http://zotero.org/users/615579/items/KHWBHQTF&quot;],&quot;itemData&quot;:{&quot;id&quot;:555,&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EdEyskIjsg"/><text:span text:style-name="T65">. We conducted the principal component analysis using a “Varimax”</text:span><text:reference-mark-start text:name="ZOTERO_ITEM CSL_CITATION {&quot;citationID&quot;:&quot;28tcn9n8dg&quot;,&quot;properties&quot;:{&quot;formattedCitation&quot;:&quot;{\\rtf (Defuentes-Merillas et al., 2002; Rodr\\uc0\\u237{}guez-Martos et al., 2000; Rollnick et al., 1992)}&quot;,&quot;plainCitation&quot;:&quot;(Defuentes-Merillas et al., 2002; Rodríguez-Martos et al., 2000; Rollnick et al., 199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5a43YEC2Wm"/><text:span text:style-name="T52">(Defuentes-Merillas et al., 2002; Rodríguez-Martos et al., 2000; Rollnick et al., 1992)</text:span><text:reference-mark-end text:name="ZOTERO_ITEM CSL_CITATION {&quot;citationID&quot;:&quot;28tcn9n8dg&quot;,&quot;properties&quot;:{&quot;formattedCitation&quot;:&quot;{\\rtf (Defuentes-Merillas et al., 2002; Rodr\\uc0\\u237{}guez-Martos et al., 2000; Rollnick et al., 1992)}&quot;,&quot;plainCitation&quot;:&quot;(Defuentes-Merillas et al., 2002; Rodríguez-Martos et al., 2000; Rollnick et al., 199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5a43YEC2Wm"/><text:span text:style-name="T65"> rotation, which was also used in others RCQ's validations. Cronbach's alpha </text:span><text:reference-mark-start text:name="ZOTERO_ITEM CSL_CITATION {&quot;citationID&quot;:&quot;27g96ugsh4&quot;,&quot;properties&quot;:{&quot;formattedCitation&quot;:&quot;(Cronbach, 1951)&quot;,&quot;plainCitation&quot;:&quot;(Cronbach, 1951)&quot;},&quot;citationItems&quot;:[{&quot;id&quot;:491,&quot;uris&quot;:[&quot;http://zotero.org/users/615579/items/QPJB2URS&quot;],&quot;uri&quot;:[&quot;http://zotero.org/users/615579/items/QPJB2URS&quot;],&quot;itemData&quot;:{&quot;id&quot;:491,&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R6cbu4zbyE"/><text:span text:style-name="T65">(Cronbach, 1951)</text:span><text:reference-mark-end text:name="ZOTERO_ITEM CSL_CITATION {&quot;citationID&quot;:&quot;27g96ugsh4&quot;,&quot;properties&quot;:{&quot;formattedCitation&quot;:&quot;(Cronbach, 1951)&quot;,&quot;plainCitation&quot;:&quot;(Cronbach, 1951)&quot;},&quot;citationItems&quot;:[{&quot;id&quot;:491,&quot;uris&quot;:[&quot;http://zotero.org/users/615579/items/QPJB2URS&quot;],&quot;uri&quot;:[&quot;http://zotero.org/users/615579/items/QPJB2URS&quot;],&quot;itemData&quot;:{&quot;id&quot;:491,&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R6cbu4zbyE"/><text:span text:style-name="T65"> was used to access reability of the scale. All analysis were performed using R </text:span><text:reference-mark-start text:name="ZOTERO_ITEM CSL_CITATION {&quot;citationID&quot;:&quot;1icr913nbu&quot;,&quot;properties&quot;:{&quot;formattedCitation&quot;:&quot;(R Development Core Team, 2013)&quot;,&quot;plainCitation&quot;:&quot;(R Development Core Team, 2013)&quot;},&quot;citationItems&quot;:[{&quot;id&quot;:2902,&quot;uris&quot;:[&quot;http://zotero.org/users/615579/items/W7BJTTIC&quot;],&quot;uri&quot;:[&quot;http://zotero.org/users/615579/items/W7BJTTIC&quot;],&quot;itemData&quot;:{&quot;id&quot;:2902,&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3&quot;]]}}}],&quot;schema&quot;:&quot;https://github.com/citation-style-language/schema/raw/master/csl-citation.json&quot;} RNDtq3pwcfLTT"/>(R Development Core Team, 2013)<text:reference-mark-end text:name="ZOTERO_ITEM CSL_CITATION {&quot;citationID&quot;:&quot;1icr913nbu&quot;,&quot;properties&quot;:{&quot;formattedCitation&quot;:&quot;(R Development Core Team, 2013)&quot;,&quot;plainCitation&quot;:&quot;(R Development Core Team, 2013)&quot;},&quot;citationItems&quot;:[{&quot;id&quot;:2902,&quot;uris&quot;:[&quot;http://zotero.org/users/615579/items/W7BJTTIC&quot;],&quot;uri&quot;:[&quot;http://zotero.org/users/615579/items/W7BJTTIC&quot;],&quot;itemData&quot;:{&quot;id&quot;:2902,&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3&quot;]]}}}],&quot;schema&quot;:&quot;https://github.com/citation-style-language/schema/raw/master/csl-citation.json&quot;} RNDtq3pwcfLTT"/>, <text:span text:style-name="T75">using the package “psych” </text:span><text:reference-mark-start text:name="ZOTERO_ITEM CSL_CITATION {&quot;citationID&quot;:&quot;1073iq6igd&quot;,&quot;properties&quot;:{&quot;formattedCitation&quot;:&quot;(Revelle, 2014)&quot;,&quot;plainCitation&quot;:&quot;(Revelle, 2014)&quot;},&quot;citationItems&quot;:[{&quot;id&quot;:454,&quot;uris&quot;:[&quot;http://zotero.org/users/615579/items/PJSQ6TV8&quot;],&quot;uri&quot;:[&quot;http://zotero.org/users/615579/items/PJSQ6TV8&quot;],&quot;itemData&quot;:{&quot;id&quot;:454,&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ngSb3Cub7i"/>(Revelle, 2014)<text:reference-mark-end text:name="ZOTERO_ITEM CSL_CITATION {&quot;citationID&quot;:&quot;1073iq6igd&quot;,&quot;properties&quot;:{&quot;formattedCitation&quot;:&quot;(Revelle, 2014)&quot;,&quot;plainCitation&quot;:&quot;(Revelle, 2014)&quot;},&quot;citationItems&quot;:[{&quot;id&quot;:454,&quot;uris&quot;:[&quot;http://zotero.org/users/615579/items/PJSQ6TV8&quot;],&quot;uri&quot;:[&quot;http://zotero.org/users/615579/items/PJSQ6TV8&quot;],&quot;itemData&quot;:{&quot;id&quot;:454,&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ngSb3Cub7i"/>. </text:p>
      <text:h text:style-name="P36" text:outline-level="1"><text:span text:style-name="T76">Results</text:span></text:h>
      <text:h text:style-name="P30" text:outline-level="2">Estrutura <text:span text:style-name="T46">fatorial </text:span>da escala</text:h>
      <text:p text:style-name="P9"><text:span text:style-name="T14">A amostra foi adequada para extração de fatores segundo os critérios KMO e o teste de esfericidade de Bartlett (KMO = 0,89 e </text:span><text:span text:style-name="T23">χ</text:span><text:span text:style-name="T42">2</text:span><text:span text:style-name="T30"> de Bartlett = 1</text:span><text:span text:style-name="T31">69</text:span><text:span text:style-name="T30">,</text:span><text:span text:style-name="T31">92</text:span><text:span text:style-name="T30">, p &lt; 0,001).</text:span><text:span text:style-name="T26"> </text:span><text:span text:style-name="T29">Tanto a representação gráfica dos autovalores quanto o método </text:span><text:span text:style-name="T41">Very Simple Structure </text:span><text:reference-mark-start text:name="ZOTERO_ITEM CSL_CITATION {&quot;citationID&quot;:&quot;k2692upr0&quot;,&quot;properties&quot;:{&quot;formattedCitation&quot;:&quot;(Revelle &amp; Rocklin, 1979)&quot;,&quot;plainCitation&quot;:&quot;(Revelle &amp; Rocklin, 1979)&quot;},&quot;citationItems&quot;:[{&quot;id&quot;:555,&quot;uris&quot;:[&quot;http://zotero.org/users/615579/items/KHWBHQTF&quot;],&quot;uri&quot;:[&quot;http://zotero.org/users/615579/items/KHWBHQTF&quot;],&quot;itemData&quot;:{&quot;id&quot;:555,&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mogKaYN7KZ"/><text:span text:style-name="T32">(Revelle &amp; Rocklin, 1979)</text:span><text:reference-mark-end text:name="ZOTERO_ITEM CSL_CITATION {&quot;citationID&quot;:&quot;k2692upr0&quot;,&quot;properties&quot;:{&quot;formattedCitation&quot;:&quot;(Revelle &amp; Rocklin, 1979)&quot;,&quot;plainCitation&quot;:&quot;(Revelle &amp; Rocklin, 1979)&quot;},&quot;citationItems&quot;:[{&quot;id&quot;:555,&quot;uris&quot;:[&quot;http://zotero.org/users/615579/items/KHWBHQTF&quot;],&quot;uri&quot;:[&quot;http://zotero.org/users/615579/items/KHWBHQTF&quot;],&quot;itemData&quot;:{&quot;id&quot;:555,&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mogKaYN7KZ"/><text:span text:style-name="T29"> apontaram a existência de dois componentes. </text:span><text:span text:style-name="T34">Com exceção do item cinco, “É um desperdício de tempo pensar </text:span><text:soft-page-break/><text:span text:style-name="T34">sobre o meu consumo de álcool”, </text:span><text:span text:style-name="T35">que apresentou carga fatorial baixa, </text:span><text:span text:style-name="T34">os itens apresentaram a mesma estrutura da versão holandesa do RCQ </text:span><text:reference-mark-start text:name="ZOTERO_ITEM CSL_CITATION {&quot;citationID&quot;:&quot;tbmg9gdsc&quot;,&quot;properties&quot;:{&quot;formattedCitation&quot;:&quot;(Defuentes-Merillas et al., 2002)&quot;,&quot;plainCitation&quot;:&quot;(Defuentes-Merillas et al., 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Q5jwPyWSQJ"/><text:span text:style-name="T34">(Defuentes-Merillas et al., 2002)</text:span><text:reference-mark-end text:name="ZOTERO_ITEM CSL_CITATION {&quot;citationID&quot;:&quot;tbmg9gdsc&quot;,&quot;properties&quot;:{&quot;formattedCitation&quot;:&quot;(Defuentes-Merillas et al., 2002)&quot;,&quot;plainCitation&quot;:&quot;(Defuentes-Merillas et al., 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Q5jwPyWSQJ"/><text:span text:style-name="T34">. </text:span><text:span text:style-name="T35">Os dados do modelo da análise de componentes sem o item 5 são apresentados na tabela 2. </text:span><text:span text:style-name="T33">A porcentagem da variância explicada acumulada para os dois componentes </text:span><text:span text:style-name="T34">foi de </text:span><text:span text:style-name="T35">70</text:span><text:span text:style-name="T34">% (Fator 1 = </text:span><text:span text:style-name="T35">46</text:span><text:span text:style-name="T34">% e Fator 2 = </text:span><text:span text:style-name="T35">24</text:span><text:span text:style-name="T34">%). <text:s/></text:span></text:p>
      <text:p text:style-name="P4"><text:span text:style-name="T36">E</text:span><text:span text:style-name="T37">mbora o modelo Transteórico de Mudança de comportamentos de Prochaska e DiClemente </text:span><text:reference-mark-start text:name="ZOTERO_ITEM CSL_CITATION {&quot;citationID&quot;:&quot;2l73sm47b8&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ycCY0f4WEl"/>(1982) <text:reference-mark-end text:name="ZOTERO_ITEM CSL_CITATION {&quot;citationID&quot;:&quot;2l73sm47b8&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ycCY0f4WEl"/><text:span text:style-name="T51">diferencie os estágios de Pré-Contemplação e Contemplação, a estrutura fatorial do instrumento revelou que estes estágios compõem somente um componente, o que sugere um contínuo no escore de Contemplação. Ou seja, um escore elevado no fator pontuação significa maior Contemplação e escores menores Pré-contemplação. Resultado diferente dos estudos de validação do RCQ-12 em outros países </text:span><text:reference-mark-start text:name="ZOTERO_ITEM CSL_CITATION {&quot;citationID&quot;:&quot;MzYWK2L2&quot;,&quot;properties&quot;:{&quot;formattedCitation&quot;:&quot;{\\rtf (Defuentes-Merillas et al., 2002; Heather &amp; Stephen, 1993; Rodr\\uc0\\u237{}guez-Martos et al., 2000; Rollnick et al., 1992)}&quot;,&quot;plainCitation&quot;:&quot;(Defuentes-Merillas et al., 2002; Heather &amp; Stephen, 1993; Rodríguez-Martos et al., 2000; Rollnick et al., 199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53,&quot;uris&quot;:[&quot;http://zotero.org/users/615579/items/9IS96HJJ&quot;],&quot;uri&quot;:[&quot;http://zotero.org/users/615579/items/9IS96HJJ&quot;],&quot;itemData&quot;:{&quot;id&quot;:553,&quot;type&quot;:&quot;report&quot;,&quot;title&quot;:&quot;Readiness to change questionnaire: users manual&quot;,&quot;publisher&quot;:&quot;National Drug and Alcohol Research Centre&quot;,&quot;page&quot;:&quot;29&quot;,&quot;URL&quot;:&quot;http://ndarc.med.unsw.edu.au/sites/default/files/ndarc/resources/TR.019.pdf&quot;,&quot;language&quot;:&quot;en&quot;,&quot;author&quot;:[{&quot;family&quot;:&quot;Heather&quot;,&quot;given&quot;:&quot;Nick&quot;},{&quot;family&quot;:&quot;Stephen&quot;,&quot;given&quot;:&quot;Rollnick&quot;}],&quot;issued&quot;:{&quot;date-parts&quot;:[[&quot;1993&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RcouBAn5/y4UNgOED&quot;,&quot;uris&quot;:[&quot;http://zotero.org/users/615579/items/4T9UZVD4&quot;],&quot;uri&quot;:[&quot;http://zotero.org/users/615579/items/4T9UZVD4&quot;],&quot;itemData&quot;:{&quot;id&quot;:&quot;RcouBAn5/y4UNgOED&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Ab8TARq59B"/><text:span text:style-name="T52">(Defuentes-Merillas et al., 2002; Heather &amp; Stephen, 1993; Rodríguez-Martos et al., 2000; Rollnick et al., 1992)</text:span><text:reference-mark-end text:name="ZOTERO_ITEM CSL_CITATION {&quot;citationID&quot;:&quot;MzYWK2L2&quot;,&quot;properties&quot;:{&quot;formattedCitation&quot;:&quot;{\\rtf (Defuentes-Merillas et al., 2002; Heather &amp; Stephen, 1993; Rodr\\uc0\\u237{}guez-Martos et al., 2000; Rollnick et al., 1992)}&quot;,&quot;plainCitation&quot;:&quot;(Defuentes-Merillas et al., 2002; Heather &amp; Stephen, 1993; Rodríguez-Martos et al., 2000; Rollnick et al., 199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53,&quot;uris&quot;:[&quot;http://zotero.org/users/615579/items/9IS96HJJ&quot;],&quot;uri&quot;:[&quot;http://zotero.org/users/615579/items/9IS96HJJ&quot;],&quot;itemData&quot;:{&quot;id&quot;:553,&quot;type&quot;:&quot;report&quot;,&quot;title&quot;:&quot;Readiness to change questionnaire: users manual&quot;,&quot;publisher&quot;:&quot;National Drug and Alcohol Research Centre&quot;,&quot;page&quot;:&quot;29&quot;,&quot;URL&quot;:&quot;http://ndarc.med.unsw.edu.au/sites/default/files/ndarc/resources/TR.019.pdf&quot;,&quot;language&quot;:&quot;en&quot;,&quot;author&quot;:[{&quot;family&quot;:&quot;Heather&quot;,&quot;given&quot;:&quot;Nick&quot;},{&quot;family&quot;:&quot;Stephen&quot;,&quot;given&quot;:&quot;Rollnick&quot;}],&quot;issued&quot;:{&quot;date-parts&quot;:[[&quot;1993&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RcouBAn5/y4UNgOED&quot;,&quot;uris&quot;:[&quot;http://zotero.org/users/615579/items/4T9UZVD4&quot;],&quot;uri&quot;:[&quot;http://zotero.org/users/615579/items/4T9UZVD4&quot;],&quot;itemData&quot;:{&quot;id&quot;:&quot;RcouBAn5/y4UNgOED&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Ab8TARq59B"/>. </text:p>
      <text:p text:style-name="P4"/>
      <text:p text:style-name="P10">Confiabilidade</text:p>
      <text:p text:style-name="P12"><text:span text:style-name="T36">O alfa de Cronbach </text:span><text:span text:style-name="T37">da versão com 11 itens </text:span><text:span text:style-name="T36">foi de 0,</text:span><text:span text:style-name="T39">88</text:span><text:span text:style-name="T36"> (IC95% = 0,8</text:span><text:span text:style-name="T39">5</text:span><text:span text:style-name="T36"> – 0,9</text:span><text:span text:style-name="T39">0</text:span><text:span text:style-name="T36">)</text:span><text:span text:style-name="T39"> e de para os fatores Contemplação 0,93 </text:span><text:span text:style-name="T36">(IC95% = 0,</text:span><text:span text:style-name="T39">90</text:span><text:span text:style-name="T36"> – 0,9</text:span><text:span text:style-name="T39">5</text:span><text:span text:style-name="T36">) </text:span><text:span text:style-name="T39">e Ação 0,79 </text:span><text:span text:style-name="T36">(IC95% = 0,</text:span><text:span text:style-name="T39">73</text:span><text:span text:style-name="T36"> – 0,</text:span><text:span text:style-name="T39">84</text:span><text:span text:style-name="T36">). </text:span><text:span text:style-name="T39">Para o fator contemplação apresentou valores superiores aos estudos de validação em holandês (</text:span><text:span text:style-name="T3">α</text:span><text:span text:style-name="T54">pré-contemplação</text:span><text:span text:style-name="T39"> = 0,68; </text:span><text:span text:style-name="T3">α</text:span><text:span text:style-name="T54">contemplação </text:span><text:span text:style-name="T39">= 0,70), espanhol (</text:span><text:span text:style-name="T3">α</text:span><text:span text:style-name="T54">pré-contemplação </text:span><text:span text:style-name="T39">= 0,58; </text:span><text:span text:style-name="T3">α</text:span><text:span text:style-name="T54">contemplação </text:span><text:span text:style-name="T39">= 0,</text:span><text:span text:style-name="T40">75</text:span><text:span text:style-name="T39">) e a versão original ( </text:span><text:span text:style-name="T3">α</text:span><text:span text:style-name="T54">pré-contemplação</text:span><text:span text:style-name="T39"> = 0,73; </text:span><text:span text:style-name="T3">α</text:span><text:span text:style-name="T54">contemplação</text:span><text:span text:style-name="T39"> = 0,</text:span><text:span text:style-name="T40">80</text:span><text:span text:style-name="T39">). </text:span><text:span text:style-name="T40">Para o fator ação, o valor foi inferior ao encontrado na validação holandesa (</text:span><text:span text:style-name="T3">α</text:span><text:span text:style-name="T55">ação </text:span><text:span text:style-name="T39">= 0,</text:span><text:span text:style-name="T40">81), espanhola (</text:span><text:span text:style-name="T3">α</text:span><text:span text:style-name="T55">ação </text:span><text:span text:style-name="T39">= 0,</text:span><text:span text:style-name="T40">80) e o estudo original (</text:span><text:span text:style-name="T3">α</text:span><text:span text:style-name="T55">ação </text:span><text:span text:style-name="T39">= 0,</text:span><text:span text:style-name="T40">85).</text:span></text:p>
      <text:p text:style-name="P13"/>
      <text:p text:style-name="P11"/>
      <text:p text:style-name="P13"/>
      <text:p text:style-name="P13"><text:span text:style-name="T26">Tabela </text:span><text:span text:style-name="T38">X</text:span><text:span text:style-name="T26"> – Média, desvio padrão, alfa de Cronbach e correlações entre os componentes do RCQ.</text:span></text:p>
      <table:table table:name="Tabela1" table:style-name="Tabela1">
        <table:table-column table:style-name="Tabela1.A"/>
        <table:table-column table:style-name="Tabela1.B" table:number-columns-repeated="6"/>
        <table:table-row>
          <table:table-cell table:style-name="Tabela1.A1" office:value-type="string">
            <text:p text:style-name="P38"/>
          </table:table-cell>
          <table:table-cell table:style-name="Tabela1.A1" office:value-type="string">
            <text:p text:style-name="P39">Média</text:p>
          </table:table-cell>
          <table:table-cell table:style-name="Tabela1.A1" office:value-type="string">
            <text:p text:style-name="P39">DP</text:p>
          </table:table-cell>
          <table:table-cell table:style-name="Tabela1.A1" office:value-type="string">
            <text:p text:style-name="P39">Alfa</text:p>
          </table:table-cell>
          <table:table-cell table:style-name="Tabela1.A1" office:value-type="string">
            <text:p text:style-name="P39">PC</text:p>
          </table:table-cell>
          <table:table-cell table:style-name="Tabela1.A1" office:value-type="string">
            <text:p text:style-name="P39">C</text:p>
          </table:table-cell>
          <table:table-cell table:style-name="Tabela1.A1" office:value-type="string">
            <text:p text:style-name="P39">A</text:p>
          </table:table-cell>
        </table:table-row>
        <table:table-row>
          <table:table-cell table:style-name="Tabela1.A2" office:value-type="string">
            <text:p text:style-name="P41">Pré contemplação</text:p>
          </table:table-cell>
          <table:table-cell table:style-name="Tabela1.A2" office:value-type="string">
            <text:p text:style-name="P43">6,60</text:p>
          </table:table-cell>
          <table:table-cell table:style-name="Tabela1.A2" office:value-type="string">
            <text:p text:style-name="P44">3,<text:span text:style-name="T50">17</text:span></text:p>
          </table:table-cell>
          <table:table-cell table:style-name="Tabela1.A2" office:value-type="string">
            <text:p text:style-name="P44">0,<text:span text:style-name="T50">82</text:span></text:p>
          </table:table-cell>
          <table:table-cell table:style-name="Tabela1.A2" office:value-type="string">
            <text:p text:style-name="P39">-</text:p>
          </table:table-cell>
          <table:table-cell table:style-name="Tabela1.A2" office:value-type="string">
            <text:p text:style-name="P39">-0,<text:span text:style-name="T50">77</text:span></text:p>
          </table:table-cell>
          <table:table-cell table:style-name="Tabela1.A2" office:value-type="string">
            <text:p text:style-name="P39">-0,<text:span text:style-name="T50">11</text:span></text:p>
          </table:table-cell>
        </table:table-row>
        <table:table-row>
          <table:table-cell table:style-name="Tabela1.A2" office:value-type="string">
            <text:p text:style-name="P41">Contemplação</text:p>
          </table:table-cell>
          <table:table-cell table:style-name="Tabela1.A2" office:value-type="string">
            <text:p text:style-name="P43">14,81</text:p>
          </table:table-cell>
          <table:table-cell table:style-name="Tabela1.A2" office:value-type="string">
            <text:p text:style-name="P43">4,47</text:p>
          </table:table-cell>
          <table:table-cell table:style-name="Tabela1.A2" office:value-type="string">
            <text:p text:style-name="P44">0,88</text:p>
          </table:table-cell>
          <table:table-cell table:style-name="Tabela1.A2" office:value-type="string">
            <text:p text:style-name="P39">*</text:p>
          </table:table-cell>
          <table:table-cell table:style-name="Tabela1.A2" office:value-type="string">
            <text:p text:style-name="P39">-</text:p>
          </table:table-cell>
          <table:table-cell table:style-name="Tabela1.A2" office:value-type="string">
            <text:p text:style-name="P39">-0,<text:span text:style-name="T50">11</text:span></text:p>
          </table:table-cell>
        </table:table-row>
        <table:table-row>
          <table:table-cell table:style-name="Tabela1.A4" office:value-type="string">
            <text:p text:style-name="P41">Ação</text:p>
          </table:table-cell>
          <table:table-cell table:style-name="Tabela1.A4" office:value-type="string">
            <text:p text:style-name="P43">13,33</text:p>
          </table:table-cell>
          <table:table-cell table:style-name="Tabela1.A4" office:value-type="string">
            <text:p text:style-name="P43">3,87</text:p>
          </table:table-cell>
          <table:table-cell table:style-name="Tabela1.A4" office:value-type="string">
            <text:p text:style-name="P44">0,<text:span text:style-name="T50">88</text:span></text:p>
          </table:table-cell>
          <table:table-cell table:style-name="Tabela1.A4" office:value-type="string">
            <text:p text:style-name="P45">*</text:p>
          </table:table-cell>
          <table:table-cell table:style-name="Tabela1.A4" office:value-type="string">
            <text:p text:style-name="P45">*</text:p>
          </table:table-cell>
          <table:table-cell table:style-name="Tabela1.A4" office:value-type="string">
            <text:p text:style-name="P39">-</text:p>
          </table:table-cell>
        </table:table-row>
      </table:table>
      <text:p text:style-name="P17">* <text:span text:style-name="T49">p &lt; 0,001; PC – pré-contemplação; C – contemplação, A – ação.</text:span></text:p>
      <text:p text:style-name="P9"/>
      <text:p text:style-name="P9"><text:span text:style-name="T26">As médias dos fatores somados, desvio padrão, alfa de Cronbach e </text:span><text:span text:style-name="T36">e coeficientes de correlação de Kendall</text:span><text:span text:style-name="T26"> entre os fatores são apresentados na tabela </text:span><text:span text:style-name="T36">2</text:span><text:span text:style-name="T26">.</text:span></text:p>
      <text:p text:style-name="P18"><text:soft-page-break/></text:p>
      <text:h text:style-name="P29" text:outline-level="2">Análise dos itens</text:h>
      <text:p text:style-name="P21"><text:span text:style-name="T71">Table</text:span> <text:span text:style-name="T71">1</text:span> – <text:span text:style-name="T71">Sample demographic characteristics </text:span></text:p>
      <text:p text:style-name="P20"/>
      <table:table table:name="Tabela3" table:style-name="Tabela3">
        <table:table-column table:style-name="Tabela3.A"/>
        <table:table-column table:style-name="Tabela3.B"/>
        <table:table-row>
          <table:table-cell table:style-name="Tabela3.A1" office:value-type="string">
            <text:p text:style-name="P50">Items</text:p>
          </table:table-cell>
          <table:table-cell table:style-name="Tabela3.A1" office:value-type="string">
            <text:p text:style-name="P40">%</text:p>
          </table:table-cell>
        </table:table-row>
        <table:table-row>
          <table:table-cell table:style-name="Tabela3.A2" office:value-type="string">
            <text:p text:style-name="P50">Education</text:p>
          </table:table-cell>
          <table:table-cell table:style-name="Tabela3.A2" office:value-type="string">
            <text:p text:style-name="P40"/>
          </table:table-cell>
        </table:table-row>
        <table:table-row>
          <table:table-cell table:style-name="Tabela3.A2" office:value-type="string">
            <text:p text:style-name="P42"><text:s text:c="3"/><text:span text:style-name="T71">College</text:span></text:p>
          </table:table-cell>
          <table:table-cell table:style-name="Tabela3.A2" office:value-type="string">
            <text:p text:style-name="P49">72.1</text:p>
          </table:table-cell>
        </table:table-row>
        <table:table-row>
          <table:table-cell table:style-name="Tabela3.A2" office:value-type="string">
            <text:p text:style-name="P42"><text:s text:c="3"/><text:span text:style-name="T71">High school</text:span></text:p>
          </table:table-cell>
          <table:table-cell table:style-name="Tabela3.A2" office:value-type="string">
            <text:p text:style-name="P49">25.3</text:p>
          </table:table-cell>
        </table:table-row>
        <table:table-row>
          <table:table-cell table:style-name="Tabela3.A2" office:value-type="string">
            <text:p text:style-name="P42"><text:s text:c="3"/><text:span text:style-name="T71">Elementary</text:span></text:p>
          </table:table-cell>
          <table:table-cell table:style-name="Tabela3.A2" office:value-type="string">
            <text:p text:style-name="P49">2.6</text:p>
          </table:table-cell>
        </table:table-row>
        <table:table-row>
          <table:table-cell table:style-name="Tabela3.A2" office:value-type="string">
            <text:p text:style-name="P48"><text:span text:style-name="T71">Employment</text:span>?</text:p>
          </table:table-cell>
          <table:table-cell table:style-name="Tabela3.A2" office:value-type="string">
            <text:p text:style-name="P49"/>
          </table:table-cell>
        </table:table-row>
        <table:table-row>
          <table:table-cell table:style-name="Tabela3.A2" office:value-type="string">
            <text:p text:style-name="P48"><text:s text:c="3"/><text:span text:style-name="T71">Yes</text:span></text:p>
          </table:table-cell>
          <table:table-cell table:style-name="Tabela3.A2" office:value-type="string">
            <text:p text:style-name="P49">84.1</text:p>
          </table:table-cell>
        </table:table-row>
        <table:table-row>
          <table:table-cell table:style-name="Tabela3.A2" office:value-type="string">
            <text:p text:style-name="P48"><text:s text:c="3"/><text:span text:style-name="T71">No</text:span></text:p>
          </table:table-cell>
          <table:table-cell table:style-name="Tabela3.A2" office:value-type="string">
            <text:p text:style-name="P49">15.9</text:p>
          </table:table-cell>
        </table:table-row>
        <table:table-row>
          <table:table-cell table:style-name="Tabela3.A2" office:value-type="string">
            <text:p text:style-name="P50">Brazil's region</text:p>
          </table:table-cell>
          <table:table-cell table:style-name="Tabela3.A2" office:value-type="string">
            <text:p text:style-name="P49"/>
          </table:table-cell>
        </table:table-row>
        <table:table-row>
          <table:table-cell table:style-name="Tabela3.A2" office:value-type="string">
            <text:p text:style-name="P48"><text:s text:c="3"/><text:span text:style-name="T71">Southeast</text:span></text:p>
          </table:table-cell>
          <table:table-cell table:style-name="Tabela3.A2" office:value-type="string">
            <text:p text:style-name="P49">49.0</text:p>
          </table:table-cell>
        </table:table-row>
        <table:table-row>
          <table:table-cell table:style-name="Tabela3.A2" office:value-type="string">
            <text:p text:style-name="P48"><text:s text:c="3"/><text:span text:style-name="T71">Northeast</text:span></text:p>
          </table:table-cell>
          <table:table-cell table:style-name="Tabela3.A2" office:value-type="string">
            <text:p text:style-name="P49">22.0</text:p>
          </table:table-cell>
        </table:table-row>
        <table:table-row>
          <table:table-cell table:style-name="Tabela3.A2" office:value-type="string">
            <text:p text:style-name="P48"><text:s text:c="3"/><text:span text:style-name="T71">South</text:span></text:p>
          </table:table-cell>
          <table:table-cell table:style-name="Tabela3.A2" office:value-type="string">
            <text:p text:style-name="P49">17.1</text:p>
          </table:table-cell>
        </table:table-row>
        <table:table-row>
          <table:table-cell table:style-name="Tabela3.A2" office:value-type="string">
            <text:p text:style-name="P48"><text:s text:c="3"/><text:span text:style-name="T71">Middle-west</text:span></text:p>
          </table:table-cell>
          <table:table-cell table:style-name="Tabela3.A2" office:value-type="string">
            <text:p text:style-name="P49">11.1</text:p>
          </table:table-cell>
        </table:table-row>
        <table:table-row>
          <table:table-cell table:style-name="Tabela3.A2" office:value-type="string">
            <text:p text:style-name="P48"><text:s text:c="3"/><text:span text:style-name="T71">North</text:span></text:p>
          </table:table-cell>
          <table:table-cell table:style-name="Tabela3.A2" office:value-type="string">
            <text:p text:style-name="P49">0.09</text:p>
          </table:table-cell>
        </table:table-row>
        <table:table-row>
          <table:table-cell table:style-name="Tabela3.A2" office:value-type="string">
            <text:p text:style-name="P46">AUDIT <text:span text:style-name="T71">Classification</text:span></text:p>
          </table:table-cell>
          <table:table-cell table:style-name="Tabela3.A2" office:value-type="string">
            <text:p text:style-name="P49"/>
          </table:table-cell>
        </table:table-row>
        <table:table-row>
          <table:table-cell table:style-name="Tabela3.A2" office:value-type="string">
            <text:p text:style-name="P46"><text:s text:c="3"/><text:span text:style-name="T71">Dependence</text:span></text:p>
          </table:table-cell>
          <table:table-cell table:style-name="Tabela3.A2" office:value-type="string">
            <text:p text:style-name="P47">33.9</text:p>
          </table:table-cell>
        </table:table-row>
        <table:table-row>
          <table:table-cell table:style-name="Tabela3.A2" office:value-type="string">
            <text:p text:style-name="P46"><text:s text:c="3"/><text:span text:style-name="T71">Low risk</text:span></text:p>
          </table:table-cell>
          <table:table-cell table:style-name="Tabela3.A2" office:value-type="string">
            <text:p text:style-name="P47">31.7</text:p>
          </table:table-cell>
        </table:table-row>
        <table:table-row>
          <table:table-cell table:style-name="Tabela3.A2" office:value-type="string">
            <text:p text:style-name="P46"><text:s text:c="3"/><text:span text:style-name="T71">At risk</text:span></text:p>
          </table:table-cell>
          <table:table-cell table:style-name="Tabela3.A2" office:value-type="string">
            <text:p text:style-name="P47">22.3</text:p>
          </table:table-cell>
        </table:table-row>
        <table:table-row>
          <table:table-cell table:style-name="Tabela3.A19" office:value-type="string">
            <text:p text:style-name="P46"><text:s text:c="3"/><text:span text:style-name="T71">High risk</text:span></text:p>
          </table:table-cell>
          <table:table-cell table:style-name="Tabela3.A19" office:value-type="string">
            <text:p text:style-name="P47">0.11</text:p>
          </table:table-cell>
        </table:table-row>
      </table:table>
      <text:p text:style-name="P3"/>
      <text:p text:style-name="P23"><text:span text:style-name="T25">T</text:span><text:span text:style-name="T24">abela 2 – Carga</text:span><text:span text:style-name="T28">s fatoriais*</text:span><text:span text:style-name="T24"> d</text:span><text:span text:style-name="T27">os itens </text:span><text:span text:style-name="T28">com a</text:span><text:span text:style-name="T27"> rotação “Varimax” separada p</text:span><text:span text:style-name="T28">elos componentes</text:span><text:span text:style-name="T27">.</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51"/>
          </table:table-cell>
          <table:table-cell table:style-name="Tabela2.A1" table:number-columns-spanned="2" office:value-type="string">
            <text:p text:style-name="P54">Componente<text:span text:style-name="T43">s**</text:span></text:p>
          </table:table-cell>
          <table:covered-table-cell/>
          <table:table-cell table:style-name="Tabela2.A1" office:value-type="string">
            <text:p text:style-name="P55"/>
          </table:table-cell>
        </table:table-row>
        <table:table-row>
          <table:table-cell table:style-name="Tabela2.A2" office:value-type="string">
            <text:p text:style-name="P52">Itens</text:p>
          </table:table-cell>
          <table:table-cell table:style-name="Tabela2.A2" office:value-type="string">
            <text:p text:style-name="P57">PC (+) e C(-)</text:p>
          </table:table-cell>
          <table:table-cell table:style-name="Tabela2.A2" office:value-type="string">
            <text:p text:style-name="P58">Ação</text:p>
          </table:table-cell>
          <table:table-cell table:style-name="Tabela2.A2" office:value-type="string">
            <text:p text:style-name="P55">h2</text:p>
          </table:table-cell>
        </table:table-row>
        <table:table-row>
          <table:table-cell table:style-name="Tabela2.A3" office:value-type="string">
            <text:p text:style-name="P51">01. Eu acho que bebo demais</text:p>
          </table:table-cell>
          <table:table-cell table:style-name="Tabela2.A3" office:value-type="string">
            <text:p text:style-name="P59">-0,8<text:span text:style-name="T47">6</text:span></text:p>
          </table:table-cell>
          <table:table-cell table:style-name="Tabela2.A3" office:value-type="string">
            <text:p text:style-name="P59"/>
          </table:table-cell>
          <table:table-cell table:style-name="Tabela2.A3" office:value-type="string">
            <text:p text:style-name="P60">0,76</text:p>
          </table:table-cell>
        </table:table-row>
        <table:table-row>
          <table:table-cell table:style-name="Tabela2.A3" office:value-type="string">
            <text:p text:style-name="P56">02. Estou tentando beber menos do que costumava beber</text:p>
          </table:table-cell>
          <table:table-cell table:style-name="Tabela2.A3" office:value-type="string">
            <text:p text:style-name="P60">0,49</text:p>
          </table:table-cell>
          <table:table-cell table:style-name="Tabela2.A3" office:value-type="string">
            <text:p text:style-name="P60">0,5<text:span text:style-name="T48">6</text:span></text:p>
          </table:table-cell>
          <table:table-cell table:style-name="Tabela2.A3" office:value-type="string">
            <text:p text:style-name="P60">0,56</text:p>
          </table:table-cell>
        </table:table-row>
        <table:table-row>
          <table:table-cell table:style-name="Tabela2.A3" office:value-type="string">
            <text:p text:style-name="P53">03. <text:span text:style-name="T24">Eu gosto de beber, mas às vezes eu bebo demais</text:span></text:p>
          </table:table-cell>
          <table:table-cell table:style-name="Tabela2.A3" office:value-type="string">
            <text:p text:style-name="P59">0,8<text:span text:style-name="T47">5</text:span></text:p>
          </table:table-cell>
          <table:table-cell table:style-name="Tabela2.A3" office:value-type="string">
            <text:p text:style-name="P61"/>
          </table:table-cell>
          <table:table-cell table:style-name="Tabela2.A3" office:value-type="string">
            <text:p text:style-name="P60">0,7<text:span text:style-name="T48">4</text:span></text:p>
          </table:table-cell>
        </table:table-row>
        <table:table-row>
          <table:table-cell table:style-name="Tabela2.A3" office:value-type="string">
            <text:p text:style-name="P53">04. <text:span text:style-name="T24">Às vezes eu acho que deveria reduzir o meu consumo de álcool</text:span></text:p>
          </table:table-cell>
          <table:table-cell table:style-name="Tabela2.A3" office:value-type="string">
            <text:p text:style-name="P59">0,8<text:span text:style-name="T44">4</text:span></text:p>
          </table:table-cell>
          <table:table-cell table:style-name="Tabela2.A3" office:value-type="string">
            <text:p text:style-name="P59"/>
          </table:table-cell>
          <table:table-cell table:style-name="Tabela2.A3" office:value-type="string">
            <text:p text:style-name="P60">0,76</text:p>
          </table:table-cell>
        </table:table-row>
        <table:table-row>
          <table:table-cell table:style-name="Tabela2.A3" office:value-type="string">
            <text:p text:style-name="P53">06. <text:span text:style-name="T24">Eu mudei recentemente meus hábitos de consumo</text:span></text:p>
          </table:table-cell>
          <table:table-cell table:style-name="Tabela2.A3" office:value-type="string">
            <text:p text:style-name="P62"/>
          </table:table-cell>
          <table:table-cell table:style-name="Tabela2.A3" office:value-type="string">
            <text:p text:style-name="P59">0,8<text:span text:style-name="T47">2</text:span></text:p>
          </table:table-cell>
          <table:table-cell table:style-name="Tabela2.A3" office:value-type="string">
            <text:p text:style-name="P60">0,68</text:p>
          </table:table-cell>
        </table:table-row>
        <table:table-row>
          <table:table-cell table:style-name="Tabela2.A3" office:value-type="string">
            <text:p text:style-name="P53">07. <text:span text:style-name="T24">Qualquer pessoa pode falar sobre querer fazer algo relacionado ao consumo de álcool, mas eu estou realmente fazendo algo sobre isso</text:span></text:p>
          </table:table-cell>
          <table:table-cell table:style-name="Tabela2.A3" office:value-type="string">
            <text:p text:style-name="P62"/>
          </table:table-cell>
          <table:table-cell table:style-name="Tabela2.A3" office:value-type="string">
            <text:p text:style-name="P59">0,<text:span text:style-name="T44">76</text:span></text:p>
          </table:table-cell>
          <table:table-cell table:style-name="Tabela2.A3" office:value-type="string">
            <text:p text:style-name="P60">0,59</text:p>
          </table:table-cell>
        </table:table-row>
        <table:table-row>
          <table:table-cell table:style-name="Tabela2.A3" office:value-type="string">
            <text:p text:style-name="P56">08. Eu estou em um momento em que eu deveria pensar em beber menos álcool</text:p>
          </table:table-cell>
          <table:table-cell table:style-name="Tabela2.A3" office:value-type="string">
            <text:p text:style-name="P60">0,83</text:p>
          </table:table-cell>
          <table:table-cell table:style-name="Tabela2.A3" office:value-type="string">
            <text:p text:style-name="P59"/>
          </table:table-cell>
          <table:table-cell table:style-name="Tabela2.A3" office:value-type="string">
            <text:p text:style-name="P60">0,72</text:p>
          </table:table-cell>
        </table:table-row>
        <table:table-row>
          <table:table-cell table:style-name="Tabela2.A3" office:value-type="string">
            <text:p text:style-name="P53">09. <text:span text:style-name="T24">Algumas vezes, meu consumo é um problema</text:span></text:p>
          </table:table-cell>
          <table:table-cell table:style-name="Tabela2.A3" office:value-type="string">
            <text:p text:style-name="P59">0,8<text:span text:style-name="T47">2</text:span></text:p>
          </table:table-cell>
          <table:table-cell table:style-name="Tabela2.A3" office:value-type="string">
            <text:p text:style-name="P62"/>
          </table:table-cell>
          <table:table-cell table:style-name="Tabela2.A3" office:value-type="string">
            <text:p text:style-name="P60">0,6<text:span text:style-name="T48">8</text:span></text:p>
          </table:table-cell>
        </table:table-row>
        <table:table-row>
          <table:table-cell table:style-name="Tabela2.A3" office:value-type="string">
            <text:p text:style-name="P53">10. <text:span text:style-name="T24">Sinto necessidade de pensar em mudar minha maneira de beber</text:span></text:p>
          </table:table-cell>
          <table:table-cell table:style-name="Tabela2.A3" office:value-type="string">
            <text:p text:style-name="P59">-0,8<text:span text:style-name="T47">6</text:span></text:p>
          </table:table-cell>
          <table:table-cell table:style-name="Tabela2.A3" office:value-type="string">
            <text:p text:style-name="P59"/>
          </table:table-cell>
          <table:table-cell table:style-name="Tabela2.A3" office:value-type="string">
            <text:p text:style-name="P60">0,79</text:p>
          </table:table-cell>
        </table:table-row>
        <table:table-row>
          <table:table-cell table:style-name="Tabela2.A3" office:value-type="string">
            <text:p text:style-name="P53">11. <text:span text:style-name="T24">Atualmente, eu de fato estou mudando meus hábitos de consumo</text:span></text:p>
          </table:table-cell>
          <table:table-cell table:style-name="Tabela2.A3" office:value-type="string">
            <text:p text:style-name="P62"/>
          </table:table-cell>
          <table:table-cell table:style-name="Tabela2.A3" office:value-type="string">
            <text:p text:style-name="P59">0,8<text:span text:style-name="T47">8</text:span></text:p>
          </table:table-cell>
          <table:table-cell table:style-name="Tabela2.A3" office:value-type="string">
            <text:p text:style-name="P60">0,78</text:p>
          </table:table-cell>
        </table:table-row>
        <table:table-row>
          <table:table-cell table:style-name="Tabela2.A2" office:value-type="string">
            <text:p text:style-name="P53">12. <text:span text:style-name="T24">Beber menos álcool poderia me beneficiar</text:span></text:p>
          </table:table-cell>
          <table:table-cell table:style-name="Tabela2.A2" office:value-type="string">
            <text:p text:style-name="P59">-0,7<text:span text:style-name="T48">4</text:span></text:p>
          </table:table-cell>
          <table:table-cell table:style-name="Tabela2.A2" office:value-type="string">
            <text:p text:style-name="P59"/>
          </table:table-cell>
          <table:table-cell table:style-name="Tabela2.A2" office:value-type="string">
            <text:p text:style-name="P60">0,64</text:p>
          </table:table-cell>
        </table:table-row>
      </table:table>
      <text:p text:style-name="P24">* <text:span text:style-name="T43">Cargas fatoriais menores que 0,3 omitidas. ** PC – Pré-contemplação e C – Contemplação.</text:span></text:p>
      <text:p text:style-name="P25"/>
      <text:p text:style-name="P26"/>
      <text:p text:style-name="P27">rcq$scorePc <text:s/>&lt;- rcq$rcq_1 + rcq$rcq_5 + rcq$rcq_10 + rcq$rcq_12</text:p>
      <text:p text:style-name="P27">rcq$scoreC &lt;- rcq$rcq_3 + rcq$rcq_4 + rcq$rcq_8 + rcq$rcq_9</text:p>
      <text:p text:style-name="P27">rcq$scoreA <text:s/>&lt;- rcq$rcq_2 + rcq$rcq_6 + rcq$rcq_7 + rcq$rcq_11</text:p>
      <text:p text:style-name="P25"/>
      <text:p text:style-name="P25"/>
      <text:p text:style-name="P28"><text:span text:style-name="T45">C</text:span>ontemplação – 03, 04, 08, 09 - OK</text:p>
      <text:p text:style-name="P28"><text:span text:style-name="T45">Pré-</text:span>Contemplação – 01,10,12*</text:p>
      <text:p text:style-name="P28">Ação – 02,06,07,11 – OK</text:p>
      <text:p text:style-name="P28"/>
      <text:p text:style-name="P19"/>
      <text:p text:style-name="P22"/>
      <text:h text:style-name="P37" text:outline-level="1">Referências</text:h>
      <text:section text:style-name="Sect1" text:name="ZOTERO_BIBL {&quot;custom&quot;:[]} CSL_BIBLIOGRAPHY RNDvzHUfgxu3c">
        <text:p text:style-name="Bibliography_20_1">Cronbach, L. (1951). Coefficient alpha and the internal structure of tests. <text:span text:style-name="T6">Psychometrika</text:span><text:span text:style-name="T9">, </text:span><text:span text:style-name="T6">16</text:span><text:span text:style-name="T9">(3), 297–334. doi:10.1007/BF02310555</text:span></text:p>
        <text:p text:style-name="Bibliography_20_1"><text:span text:style-name="T9">Defuentes-Merillas, L., Dejong, C. A. J., &amp; Schippers, G. M. (2002). Reliability and validity of the Dutch version of the Readiness to Change Questionnaire. </text:span><text:span text:style-name="T6">Alcohol and Alcoholism (Oxford, Oxfordshire)</text:span><text:span text:style-name="T9">, </text:span><text:span text:style-name="T6">37</text:span><text:span text:style-name="T9">(1), 93–99.</text:span></text:p>
        <text:p text:style-name="Bibliography_20_1"><text:span text:style-name="T9">Heather, N., &amp; Stephen, R. (1993). </text:span><text:span text:style-name="T6">Readiness to change questionnaire: users manual</text:span><text:span text:style-name="T9"> (p. 29). National Drug and Alcohol Research Centre. Recuperado de http://ndarc.med.unsw.edu.au/sites/default/files/ndarc/resources/TR.019.pdf</text:span></text:p>
        <text:p text:style-name="Bibliography_20_1"><text:span text:style-name="T9">Horn, J. L. (1965). A rationale and test for the number of factors in factor analysis. </text:span><text:span text:style-name="T6">Psychometrika</text:span><text:span text:style-name="T9">, </text:span><text:span text:style-name="T6">30</text:span><text:span text:style-name="T9">(2), 179–185. doi:10.1007/BF02289447</text:span></text:p>
        <text:p text:style-name="Bibliography_20_1"><text:span text:style-name="T9">Lima, C. T., Freire, A. C. C., Silva, A. P. B., Teixeira, R. M., Farrell, M., &amp; Prince, M. (2005). Concurrent and Construct Validity of the Audit in an Urban Brazilian Sample. </text:span><text:span text:style-name="T6">Alcohol and Alcoholism</text:span><text:span text:style-name="T9">, </text:span><text:span text:style-name="T6">40</text:span><text:span text:style-name="T9">(6), 584–589. doi:10.1093/alcalc/agh202</text:span></text:p>
        <text:p text:style-name="Bibliography_20_1"><text:span text:style-name="T9">Meneses-Gaya, C. de, Zuardi, A. W., Loureiro, S. R., &amp; Crippa, J. A. S. (2009). Alcohol Use Disorders Identification Test (AUDIT): an updated systematic review of psychometric properties. </text:span><text:span text:style-name="T6">Psychology &amp;amp; Neuroscience</text:span><text:span text:style-name="T9">, </text:span><text:span text:style-name="T6">2</text:span><text:span text:style-name="T9">(1), 83–97. doi:10.3922/j.psns.2009.1.12</text:span></text:p>
        <text:p text:style-name="Bibliography_20_1"><text:span text:style-name="T9">Prochaska, J. O., &amp; DiClemente, C. C. (1982). Transtheoretical therapy: Toward a more integrative model of change. </text:span><text:span text:style-name="T6">Psychotherapy: Theory, Research &amp; Practice</text:span><text:span text:style-name="T9">, </text:span><text:span text:style-name="T6">19</text:span><text:span text:style-name="T9">(3), 276–288. doi:10.1037/h0088437</text:span></text:p>
        <text:p text:style-name="Bibliography_20_1"><text:span text:style-name="T9">R Development Core Team. (2013). </text:span><text:span text:style-name="T6">R: A language and environment for statistical <text:s text:c="2"/>computing</text:span><text:span text:style-name="T9">. Viena: R Foundation for Statistical Computing. Recuperado de http://www.R-project.org</text:span></text:p>
        <text:p text:style-name="Bibliography_20_1"><text:span text:style-name="T9">Revelle, W. (2014). </text:span><text:span text:style-name="T6">psych: Procedures for Psychological, Psychometric, and Personality Research</text:span><text:span text:style-name="T9">. Evanston, Illinois. Recuperado de http://CRAN.R-project.org/package=psych</text:span></text:p>
        <text:p text:style-name="Bibliography_20_1"><text:span text:style-name="T9">Revelle, W., &amp; Rocklin, T. (1979). Very Simple Structure: An Alternative Procedure For Estimating The Optimal Number Of Interpretable Factors. </text:span><text:span text:style-name="T6">Multivariate Behavioral Research</text:span><text:span text:style-name="T9">, </text:span><text:span text:style-name="T6">14</text:span><text:span text:style-name="T9">(4), 403–414. doi:10.1207/s15327906mbr1404_2</text:span></text:p>
        <text:p text:style-name="Bibliography_20_1"><text:span text:style-name="T9">Rodríguez-Martos, A., Rubio, G., Aubà, J., Santo-Domingo, J., Torralba, L., &amp; Campillo, M. (2000). Readiness to change questionnaire: reliability study of its Spanish version. </text:span><text:span text:style-name="T6">Alcohol and Alcoholism (Oxford, Oxfordshire)</text:span><text:span text:style-name="T9">, </text:span><text:span text:style-name="T6">35</text:span><text:span text:style-name="T9">(3), 270–275.</text:span></text:p>
        <text:p text:style-name="Bibliography_20_1"><text:span text:style-name="T9">Rollnick, S., Heather, N., Gold, R., &amp; Hall, W. (1992). Development of a short “readiness to change” questionnaire for use in brief, opportunistic interventions among excessive drinkers. </text:span><text:span text:style-name="T6">British Journal of Addiction</text:span><text:span text:style-name="T9">, </text:span><text:span text:style-name="T6">87</text:span><text:span text:style-name="T9">(5), 743–754.</text:span></text:p>
        <text:p text:style-name="Bibliography_20_1"><text:span text:style-name="T9">Rosseel, Y. (2012). lavaan: An R Package for Structural Equation Modeling. </text:span><text:span text:style-name="T6">Journal of Statistical Software</text:span><text:span text:style-name="T9">, </text:span><text:span text:style-name="T6">48</text:span><text:span text:style-name="T9">(2), 1–36.</text:span></text:p>
        <text:p text:style-name="Bibliography_20_1"><text:span text:style-name="T9">Santos, W. S. dos, Gouveia, V. V., Fernandes, D. P., Souza, S. S. B. de, &amp; Grangeiro, A. S. de M. (2012). Alcohol Use Disorder Identification Test (AUDIT): exploring its psychometric parameters. </text:span><text:span text:style-name="T6">Jornal Brasileiro de Psiquiatria</text:span><text:span text:style-name="T9">, </text:span><text:span text:style-name="T6">61</text:span><text:span text:style-name="T9">(3), 117–123. doi:10.1590/S0047-20852012000300001</text:span></text:p>
      </text:section>
      <text:p text:style-name="P28"><text:soft-page-break/></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 Gomide</meta:initial-creator>
    <meta:creation-date>2014-02-14T10:51:36.585050934</meta:creation-date>
    <dc:date>2014-05-27T16:52:34.285990494</dc:date>
    <meta:editing-duration>PT8H28M38S</meta:editing-duration>
    <meta:editing-cycles>15</meta:editing-cycles>
    <meta:generator>LibreOffice/4.2.3.3$Linux_X86_64 LibreOffice_project/420m0$Build-3</meta:generator>
    <meta:document-statistic meta:table-count="3" meta:image-count="0" meta:object-count="0" meta:page-count="9" meta:paragraph-count="154" meta:word-count="1611" meta:character-count="10651" meta:non-whitespace-character-count="9130"/>
    <meta:user-defined meta:name="ZOTERO_PREF_1">&lt;data data-version="3" zotero-version="4.0.20.2"&gt;&lt;session id="lJgjmRrM"/&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